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6902in"/>
    </style:style>
    <style:style style:name="co2" style:family="table-column">
      <style:table-column-properties fo:break-before="auto" style:column-width="6.389in"/>
    </style:style>
    <style:style style:name="co3" style:family="table-column">
      <style:table-column-properties fo:break-before="auto" style:column-width="6.07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354in" fo:break-before="auto" style:use-optimal-row-height="true"/>
    </style:style>
    <style:style style:name="ro4" style:family="table-row">
      <style:table-row-properties style:row-height="0.2126in" fo:break-before="auto" style:use-optimal-row-height="true"/>
    </style:style>
    <style:style style:name="ro5" style:family="table-row">
      <style:table-row-properties style:row-height="1.2764in" fo:break-before="auto" style:use-optimal-row-height="true"/>
    </style:style>
    <style:style style:name="ro6" style:family="table-row">
      <style:table-row-properties style:row-height="0.9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value-type" style:repeat-content="false" fo:wrap-option="wrap" style:vertical-align="middle"/>
      <style:text-properties fo:font-weight="bold"/>
    </style:style>
    <style:style style:name="ce2" style:family="table-cell" style:parent-style-name="Default">
      <style:table-cell-properties style:cell-protect="none" style:print-content="true" style:text-align-source="value-type" style:repeat-content="false" fo:wrap-option="wrap" style:vertical-align="middl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wrap" style:vertical-align="middle"/>
      <style:text-properties fo:font-size="12pt" fo:font-weight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wrap" style:vertical-align="middle"/>
      <style:text-properties style:font-name="Arial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in"/>
      <style:text-properties style:font-name="Ari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style:font-name="Arial" fo:font-size="10pt"/>
    </style:style>
    <style:style style:name="T4" style:family="text">
      <style:text-properties style:font-name="Arial" fo:font-size="10pt" fo:font-weight="bold"/>
    </style:style>
    <style:style style:name="T5" style:family="text">
      <style:text-properties style:font-name="Arial" fo:font-size="10pt"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3" table:default-cell-style-name="ce2"/>
        <table:table-row table:style-name="ro1">
          <table:table-cell table:style-name="ce1" office:value-type="string">
            <text:p>Register Name</text:p>
          </table:table-cell>
          <table:table-cell table:style-name="ce1" office:value-type="string">
            <text:p>Register Description</text:p>
          </table:table-cell>
          <table:table-cell table:style-name="ce1" office:value-type="string">
            <text:p>Notes</text:p>
          </table:table-cell>
          <table:table-cell table:style-name="ce1" table:number-columns-repeated="252"/>
          <table:table-cell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TX_QUEUE_DISABLE_BIT_NUM</text:p>
          </table:table-cell>
          <table:table-cell office:value-type="string">
            <text:p>Specify the bit position in MAC_GRP_x_CONTROL_REG that disables transmits</text:p>
          </table:table-cell>
          <table:table-cell table:number-columns-repeated="254"/>
        </table:table-row>
        <table:table-row table:style-name="ro1">
          <table:table-cell office:value-type="string">
            <text:p>RX_QUEUE_DISABLE_BIT_NUM</text:p>
          </table:table-cell>
          <table:table-cell office:value-type="string">
            <text:p>Specify the bit position in MAC_GRP_x_CONTROL_REG that disables receives</text:p>
          </table:table-cell>
          <table:table-cell table:number-columns-repeated="254"/>
        </table:table-row>
        <table:table-row table:style-name="ro1">
          <table:table-cell office:value-type="string">
            <text:p>RESET_MAC_BIT_NUM</text:p>
          </table:table-cell>
          <table:table-cell office:value-type="string">
            <text:p>Specify the bit position in MAC_GRP_x_CONTROL_REG that resets the MAC</text:p>
          </table:table-cell>
          <table:table-cell table:number-columns-repeated="254"/>
        </table:table-row>
        <table:table-row table:style-name="ro3">
          <table:table-cell office:value-type="string">
            <text:p>MAC_CONFIG_BIT_NUM</text:p>
          </table:table-cell>
          <table:table-cell office:value-type="string">
            <text:p>Specify the 5 bits position in MAC_GRP_x_CONTROL_REG that configure the MAC (TODO) specify the full set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AC_GRP_0_CONTROL_REG</text:p>
          </table:table-cell>
          <table:table-cell office:value-type="string">
            <text:p>Control register for MAC queue</text:p>
          </table:table-cell>
          <table:table-cell table:number-columns-repeated="254"/>
        </table:table-row>
        <table:table-row table:style-name="ro1">
          <table:table-cell office:value-type="string">
            <text:p>RX_QUEUE_0_NUM_PKTS_STORED_REG</text:p>
          </table:table-cell>
          <table:table-cell office:value-type="string">
            <text:p>Total number of packets that have gone into the Rx queue</text:p>
          </table:table-cell>
          <table:table-cell table:number-columns-repeated="254"/>
        </table:table-row>
        <table:table-row table:style-name="ro1">
          <table:table-cell office:value-type="string">
            <text:p>RX_QUEUE_0_NUM_PKTS_DROPPED_FULL_REG</text:p>
          </table:table-cell>
          <table:table-cell office:value-type="string">
            <text:p>Total number of packets that have been dropped because the input queue was full</text:p>
          </table:table-cell>
          <table:table-cell table:number-columns-repeated="254"/>
        </table:table-row>
        <table:table-row table:style-name="ro3">
          <table:table-cell office:value-type="string">
            <text:p>RX_QUEUE_0_NUM_PKTS_DROPPED_BAD_REG</text:p>
          </table:table-cell>
          <table:table-cell office:value-type="string">
            <text:p>Total number of packets that have been dropped because the packet was truncated or failed the CRC test</text:p>
          </table:table-cell>
          <table:table-cell table:number-columns-repeated="254"/>
        </table:table-row>
        <table:table-row table:style-name="ro1">
          <table:table-cell office:value-type="string">
            <text:p>RX_QUEUE_0_NUM_WORDS_PUSHED_REG</text:p>
          </table:table-cell>
          <table:table-cell office:value-type="string">
            <text:p>Total number of DATA_WIDTH bit word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RX_QUEUE_0_NUM_BYTES_PUSHED_REG</text:p>
          </table:table-cell>
          <table:table-cell office:value-type="string">
            <text:p>Total number of byte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TX_QUEUE_0_NUM_PKTS_IN_QUEUE_REG</text:p>
          </table:table-cell>
          <table:table-cell office:value-type="string">
            <text:p>Number of packets waiting to be transmitted out to the wire</text:p>
          </table:table-cell>
          <table:table-cell table:number-columns-repeated="254"/>
        </table:table-row>
        <table:table-row table:style-name="ro1">
          <table:table-cell office:value-type="string">
            <text:p>TX_QUEUE_0_NUM_PKTS_SENT_REG</text:p>
          </table:table-cell>
          <table:table-cell office:value-type="string">
            <text:p>Total number of packets that have been pushed out to the wire</text:p>
          </table:table-cell>
          <table:table-cell table:number-columns-repeated="254"/>
        </table:table-row>
        <table:table-row table:style-name="ro1">
          <table:table-cell office:value-type="string">
            <text:p>TX_QUEUE_0_NUM_WORDS_PUSHED_REG</text:p>
          </table:table-cell>
          <table:table-cell office:value-type="string">
            <text:p>Total number of DATA_WIDTH bit words that have been pushed out to the wire (out of the MAC port)</text:p>
          </table:table-cell>
          <table:table-cell table:number-columns-repeated="254"/>
        </table:table-row>
        <table:table-row table:style-name="ro1">
          <table:table-cell office:value-type="string">
            <text:p>TX_QUEUE_0_NUM_BYTES_PUSHED_REG</text:p>
          </table:table-cell>
          <table:table-cell office:value-type="string">
            <text:p>Total number of bytes that have been pushed out to the wire (out of the MAC port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AC_GRP_1_CONTROL_REG</text:p>
          </table:table-cell>
          <table:table-cell office:value-type="string">
            <text:p>Control register for MAC queue</text:p>
          </table:table-cell>
          <table:table-cell table:number-columns-repeated="254"/>
        </table:table-row>
        <table:table-row table:style-name="ro1">
          <table:table-cell office:value-type="string">
            <text:p>RX_QUEUE_1_NUM_PKTS_STORED_REG</text:p>
          </table:table-cell>
          <table:table-cell office:value-type="string">
            <text:p>Total number of packets that have gone into the Rx queue</text:p>
          </table:table-cell>
          <table:table-cell table:number-columns-repeated="254"/>
        </table:table-row>
        <table:table-row table:style-name="ro1">
          <table:table-cell office:value-type="string">
            <text:p>RX_QUEUE_1_NUM_PKTS_DROPPED_FULL_REG</text:p>
          </table:table-cell>
          <table:table-cell office:value-type="string">
            <text:p>Total number of packets that have been dropped because the input queue was full</text:p>
          </table:table-cell>
          <table:table-cell table:number-columns-repeated="254"/>
        </table:table-row>
        <table:table-row table:style-name="ro3">
          <table:table-cell office:value-type="string">
            <text:p>RX_QUEUE_1_NUM_PKTS_DROPPED_BAD_REG</text:p>
          </table:table-cell>
          <table:table-cell office:value-type="string">
            <text:p>Total number of packets that have been dropped because the packet was truncated or failed the CRC test</text:p>
          </table:table-cell>
          <table:table-cell table:number-columns-repeated="254"/>
        </table:table-row>
        <table:table-row table:style-name="ro1">
          <table:table-cell office:value-type="string">
            <text:p>RX_QUEUE_1_NUM_WORDS_PUSHED_REG</text:p>
          </table:table-cell>
          <table:table-cell office:value-type="string">
            <text:p>Total number of DATA_WIDTH bit word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RX_QUEUE_1_NUM_BYTES_PUSHED_REG</text:p>
          </table:table-cell>
          <table:table-cell office:value-type="string">
            <text:p>Total number of byte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TX_QUEUE_1_NUM_PKTS_IN_QUEUE_REG</text:p>
          </table:table-cell>
          <table:table-cell office:value-type="string">
            <text:p>Number of packets waiting to be transmitted out to the wire</text:p>
          </table:table-cell>
          <table:table-cell table:number-columns-repeated="254"/>
        </table:table-row>
        <table:table-row table:style-name="ro1">
          <table:table-cell office:value-type="string">
            <text:p>TX_QUEUE_1_NUM_PKTS_SENT_REG</text:p>
          </table:table-cell>
          <table:table-cell office:value-type="string">
            <text:p>Total number of packets that have been pushed out to the wire</text:p>
          </table:table-cell>
          <table:table-cell table:number-columns-repeated="254"/>
        </table:table-row>
        <table:table-row table:style-name="ro1">
          <table:table-cell office:value-type="string">
            <text:p>TX_QUEUE_1_NUM_WORDS_PUSHED_REG</text:p>
          </table:table-cell>
          <table:table-cell office:value-type="string">
            <text:p>Total number of DATA_WIDTH bit words that have been pushed out to the wire (out of the MAC port)</text:p>
          </table:table-cell>
          <table:table-cell table:number-columns-repeated="254"/>
        </table:table-row>
        <table:table-row table:style-name="ro1">
          <table:table-cell office:value-type="string">
            <text:p>TX_QUEUE_1_NUM_BYTES_PUSHED_REG</text:p>
          </table:table-cell>
          <table:table-cell office:value-type="string">
            <text:p>Total number of bytes that have been pushed out to the wire (out of the MAC port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AC_GRP_2_CONTROL_REG</text:p>
          </table:table-cell>
          <table:table-cell office:value-type="string">
            <text:p>Control register for MAC queue</text:p>
          </table:table-cell>
          <table:table-cell table:number-columns-repeated="254"/>
        </table:table-row>
        <table:table-row table:style-name="ro1">
          <table:table-cell office:value-type="string">
            <text:p>RX_QUEUE_2_NUM_PKTS_STORED_REG</text:p>
          </table:table-cell>
          <table:table-cell office:value-type="string">
            <text:p>Total number of packets that have gone into the Rx queue</text:p>
          </table:table-cell>
          <table:table-cell table:number-columns-repeated="254"/>
        </table:table-row>
        <table:table-row table:style-name="ro1">
          <table:table-cell office:value-type="string">
            <text:p>RX_QUEUE_2_NUM_PKTS_DROPPED_FULL_REG</text:p>
          </table:table-cell>
          <table:table-cell office:value-type="string">
            <text:p>Total number of packets that have been dropped because the input queue was full</text:p>
          </table:table-cell>
          <table:table-cell table:number-columns-repeated="254"/>
        </table:table-row>
        <table:table-row table:style-name="ro3">
          <table:table-cell office:value-type="string">
            <text:p>RX_QUEUE_2_NUM_PKTS_DROPPED_BAD_REG</text:p>
          </table:table-cell>
          <table:table-cell office:value-type="string">
            <text:p>Total number of packets that have been dropped because the packet was truncated or failed the CRC test</text:p>
          </table:table-cell>
          <table:table-cell table:number-columns-repeated="254"/>
        </table:table-row>
        <table:table-row table:style-name="ro1">
          <table:table-cell office:value-type="string">
            <text:p>RX_QUEUE_2_NUM_WORDS_PUSHED_REG</text:p>
          </table:table-cell>
          <table:table-cell office:value-type="string">
            <text:p>Total number of DATA_WIDTH bit word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RX_QUEUE_2_NUM_BYTES_PUSHED_REG</text:p>
          </table:table-cell>
          <table:table-cell office:value-type="string">
            <text:p>Total number of byte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TX_QUEUE_2_NUM_PKTS_IN_QUEUE_REG</text:p>
          </table:table-cell>
          <table:table-cell office:value-type="string">
            <text:p>Number of packets waiting to be transmitted out to the wire</text:p>
          </table:table-cell>
          <table:table-cell table:number-columns-repeated="254"/>
        </table:table-row>
        <table:table-row table:style-name="ro1">
          <table:table-cell office:value-type="string">
            <text:p>TX_QUEUE_2_NUM_PKTS_SENT_REG</text:p>
          </table:table-cell>
          <table:table-cell office:value-type="string">
            <text:p>Total number of packets that have been pushed out to the wire</text:p>
          </table:table-cell>
          <table:table-cell table:number-columns-repeated="254"/>
        </table:table-row>
        <table:table-row table:style-name="ro1">
          <table:table-cell office:value-type="string">
            <text:p>TX_QUEUE_2_NUM_BYTES_PUSHED_REG</text:p>
          </table:table-cell>
          <table:table-cell office:value-type="string">
            <text:p>Total number of DATA_WIDTH bit words that have been pushed out to the wire (out of the MAC port)</text:p>
          </table:table-cell>
          <table:table-cell table:number-columns-repeated="254"/>
        </table:table-row>
        <table:table-row table:style-name="ro1">
          <table:table-cell office:value-type="string">
            <text:p>TX_QUEUE_2_NUM_WORDS_PUSHED_REG</text:p>
          </table:table-cell>
          <table:table-cell office:value-type="string">
            <text:p>Total number of bytes that have been pushed out to the wire (out of the MAC port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AC_GRP_3_CONTROL_REG</text:p>
          </table:table-cell>
          <table:table-cell office:value-type="string">
            <text:p>Control register for MAC queue</text:p>
          </table:table-cell>
          <table:table-cell table:number-columns-repeated="254"/>
        </table:table-row>
        <table:table-row table:style-name="ro1">
          <table:table-cell office:value-type="string">
            <text:p>RX_QUEUE_3_NUM_PKTS_STORED_REG</text:p>
          </table:table-cell>
          <table:table-cell office:value-type="string">
            <text:p>Total number of packets that have gone into the Rx queue</text:p>
          </table:table-cell>
          <table:table-cell table:number-columns-repeated="254"/>
        </table:table-row>
        <table:table-row table:style-name="ro1">
          <table:table-cell office:value-type="string">
            <text:p>RX_QUEUE_3_NUM_PKTS_DROPPED_FULL_REG</text:p>
          </table:table-cell>
          <table:table-cell office:value-type="string">
            <text:p>Total number of packets that have been dropped because the input queue was full</text:p>
          </table:table-cell>
          <table:table-cell table:number-columns-repeated="254"/>
        </table:table-row>
        <table:table-row table:style-name="ro3">
          <table:table-cell office:value-type="string">
            <text:p>RX_QUEUE_3_NUM_PKTS_DROPPED_BAD_REG</text:p>
          </table:table-cell>
          <table:table-cell office:value-type="string">
            <text:p>Total number of packets that have been dropped because the packet was truncated or failed the CRC test</text:p>
          </table:table-cell>
          <table:table-cell table:number-columns-repeated="254"/>
        </table:table-row>
        <table:table-row table:style-name="ro1">
          <table:table-cell office:value-type="string">
            <text:p>RX_QUEUE_3_NUM_WORDS_PUSHED_REG</text:p>
          </table:table-cell>
          <table:table-cell office:value-type="string">
            <text:p>Total number of DATA_WIDTH bit word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RX_QUEUE_3_NUM_BYTES_PUSHED_REG</text:p>
          </table:table-cell>
          <table:table-cell office:value-type="string">
            <text:p>Total number of byte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TX_QUEUE_3_NUM_PKTS_IN_QUEUE_REG</text:p>
          </table:table-cell>
          <table:table-cell office:value-type="string">
            <text:p>Number of packets waiting to be transmitted out to the wire</text:p>
          </table:table-cell>
          <table:table-cell table:number-columns-repeated="254"/>
        </table:table-row>
        <table:table-row table:style-name="ro1">
          <table:table-cell office:value-type="string">
            <text:p>TX_QUEUE_3_NUM_PKTS_SENT_REG</text:p>
          </table:table-cell>
          <table:table-cell office:value-type="string">
            <text:p>Total number of packets that have been pushed out to the wire</text:p>
          </table:table-cell>
          <table:table-cell table:number-columns-repeated="254"/>
        </table:table-row>
        <table:table-row table:style-name="ro1">
          <table:table-cell office:value-type="string">
            <text:p>TX_QUEUE_3_NUM_BYTES_PUSHED_REG</text:p>
          </table:table-cell>
          <table:table-cell office:value-type="string">
            <text:p>Total number of DATA_WIDTH bit words that have been pushed out to the wire (out of the MAC port)</text:p>
          </table:table-cell>
          <table:table-cell table:number-columns-repeated="254"/>
        </table:table-row>
        <table:table-row table:style-name="ro1">
          <table:table-cell office:value-type="string">
            <text:p>TX_QUEUE_3_NUM_WORDS_PUSHED_REG</text:p>
          </table:table-cell>
          <table:table-cell office:value-type="string">
            <text:p>Total number of bytes that have been pushed out to the wire (out of the MAC port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>
            <text:p>CPU Register Queue registers</text:p>
          </table:table-cell>
          <table:table-cell table:number-columns-repeated="255"/>
        </table:table-row>
        <table:table-row table:style-name="ro1">
          <table:table-cell office:value-type="string">
            <text:p>CPU_REG_Q_0_WR_DATA_WORD_REG</text:p>
          </table:table-cell>
          <table:table-cell office:value-type="string">
            <text:p>Register to write a data word</text:p>
          </table:table-cell>
          <table:table-cell table:style-name="ce1" office:value-type="string">
            <text:p>Reading and writing into CPU register queues</text:p>
          </table:table-cell>
          <table:table-cell table:number-columns-repeated="253"/>
        </table:table-row>
        <table:table-row table:style-name="ro3">
          <table:table-cell office:value-type="string">
            <text:p>CPU_REG_Q_0_WR_CTRL_WORD_REG</text:p>
          </table:table-cell>
          <table:table-cell office:value-type="string">
            <text:p>Register to write a control word</text:p>
          </table:table-cell>
          <table:table-cell office:value-type="string">
            <text:p>/* All packet data sent and received from the CPU queues is in network byte order (only data read from</text:p>
          </table:table-cell>
          <table:table-cell table:number-columns-repeated="253"/>
        </table:table-row>
        <table:table-row table:style-name="ro1">
          <table:table-cell office:value-type="string">
            <text:p>CPU_REG_Q_0_WR_NUM_WORDS_LEFT_REG</text:p>
          </table:table-cell>
          <table:table-cell office:value-type="string">
            <text:p>Gives the space (in number of words) left in the cpu queue to transmit</text:p>
          </table:table-cell>
          <table:table-cell office:value-type="string">
            <text:p><text:s/>* <text:s/>CPU_REG_Q_i_(DATA | CTRL)_WORD_REG)</text:p>
          </table:table-cell>
          <table:table-cell table:number-columns-repeated="253"/>
        </table:table-row>
        <table:table-row table:style-name="ro3">
          <table:table-cell office:value-type="string">
            <text:p>CPU_REG_Q_0_WR_NUM_PKTS_IN_Q_REG</text:p>
          </table:table-cell>
          <table:table-cell office:value-type="string">
            <text:p>Gives the number of packets waiting to be transmitted</text:p>
          </table:table-cell>
          <table:table-cell office:value-type="string">
            <text:p><text:s/>* All data is 64-bit aligned. To send a packet to a specific port, the CPU writes the data to the register</text:p>
          </table:table-cell>
          <table:table-cell table:number-columns-repeated="253"/>
        </table:table-row>
        <table:table-row table:style-name="ro1">
          <table:table-cell office:value-type="string">
            <text:p>CPU_REG_Q_0_RD_DATA_WORD_REG</text:p>
          </table:table-cell>
          <table:table-cell office:value-type="string">
            <text:p>Register to read a data word</text:p>
          </table:table-cell>
          <table:table-cell office:value-type="string">
            <text:p><text:s/>* cpu_port corresponding to that port.</text:p>
          </table:table-cell>
          <table:table-cell table:number-columns-repeated="253"/>
        </table:table-row>
        <table:table-row table:style-name="ro1">
          <table:table-cell office:value-type="string">
            <text:p>CPU_REG_Q_0_RD_CTRL_WORD_REG</text:p>
          </table:table-cell>
          <table:table-cell office:value-type="string">
            <text:p>Register to read a ctrl word</text:p>
          </table:table-cell>
          <table:table-cell office:value-type="string">
            <text:p><text:s/>* So to send data out through port 1, the software should write the packet</text:p>
          </table:table-cell>
          <table:table-cell table:number-columns-repeated="253"/>
        </table:table-row>
        <table:table-row table:style-name="ro3">
          <table:table-cell office:value-type="string">
            <text:p>CPU_REG_Q_0_RD_NUM_WORDS_AVAIL_REG</text:p>
          </table:table-cell>
          <table:table-cell office:value-type="string">
            <text:p>Gives the number of words currently stored in the CPU queue waiting to be read (includes the padding words)</text:p>
          </table:table-cell>
          <table:table-cell office:value-type="string">
            <text:p><text:s/>* to CPU queue 1. And data received on CPU Rx queue 1 corresponds to data</text:p>
          </table:table-cell>
          <table:table-cell table:number-columns-repeated="253"/>
        </table:table-row>
        <table:table-row table:style-name="ro1">
          <table:table-cell office:value-type="string">
            <text:p>CPU_REG_Q_0_RD_NUM_PKTS_IN_Q_REG</text:p>
          </table:table-cell>
          <table:table-cell office:value-type="string">
            <text:p>Gives the number of packets waiting to be read</text:p>
          </table:table-cell>
          <table:table-cell office:value-type="string">
            <text:p><text:s/>* arriving from MAC port 1.</text:p>
          </table:table-cell>
          <table:table-cell table:number-columns-repeated="253"/>
        </table:table-row>
        <table:table-row table:style-name="ro1">
          <table:table-cell office:value-type="string">
            <text:p>CPU_REG_Q_0_RX_NUM_PKTS_RCVD_REG</text:p>
          </table:table-cell>
          <table:table-cell office:value-type="string">
            <text:p>Gives the total number of packets that have been read out to the CPU</text:p>
          </table:table-cell>
          <table:table-cell office:value-type="string">
            <text:p><text:s/>*</text:p>
          </table:table-cell>
          <table:table-cell table:number-columns-repeated="253"/>
        </table:table-row>
        <table:table-row table:style-name="ro1">
          <table:table-cell office:value-type="string">
            <text:p>CPU_REG_Q_0_TX_NUM_PKTS_SENT_REG</text:p>
          </table:table-cell>
          <table:table-cell office:value-type="string">
            <text:p>Gives the total number of packets that have been injected into the user data path</text:p>
          </table:table-cell>
          <table:table-cell office:value-type="string">
            <text:p><text:s/>* To write a packet, the software just writes the data to the WR_DATA_WORD_REG address</text:p>
          </table:table-cell>
          <table:table-cell table:number-columns-repeated="253"/>
        </table:table-row>
        <table:table-row table:style-name="ro1">
          <table:table-cell office:value-type="string">
            <text:p>CPU_REG_Q_0_RX_NUM_WORDS_RCVD_REG</text:p>
          </table:table-cell>
          <table:table-cell office:value-type="string">
            <text:p>Gives the total number of words that have been read out to the CPU</text:p>
          </table:table-cell>
          <table:table-cell office:value-type="string">
            <text:p><text:s/>* corresponding to the port the software wishes to send the packet on.</text:p>
          </table:table-cell>
          <table:table-cell table:number-columns-repeated="253"/>
        </table:table-row>
        <table:table-row table:style-name="ro3">
          <table:table-cell office:value-type="string">
            <text:p>CPU_REG_Q_0_TX_NUM_WORDS_SENT_REG</text:p>
          </table:table-cell>
          <table:table-cell office:value-type="string">
            <text:p>Gives the total number of words that have been injected into the user data path</text:p>
          </table:table-cell>
          <table:table-cell office:value-type="string">
            <text:p><text:s/>* Each data word has a ctrl word associated with it. CTRL_WORD_REG should be set to 0 for all packet words</text:p>
          </table:table-cell>
          <table:table-cell table:number-columns-repeated="253"/>
        </table:table-row>
        <table:table-row table:style-name="ro1">
          <table:table-cell office:value-type="string">
            <text:p>CPU_REG_Q_0_RX_NUM_BYTES_RCVD_REG</text:p>
          </table:table-cell>
          <table:table-cell office:value-type="string">
            <text:p>Gives the total number of bytes that have been read out to the CPU</text:p>
          </table:table-cell>
          <table:table-cell office:value-type="string">
            <text:p><text:s/>* except the last words where there is one bit set in the CTRL_WORD indicating the position of the</text:p>
          </table:table-cell>
          <table:table-cell table:number-columns-repeated="253"/>
        </table:table-row>
        <table:table-row table:style-name="ro1">
          <table:table-cell office:value-type="string">
            <text:p>CPU_REG_Q_0_TX_NUM_BYTES_SENT_REG</text:p>
          </table:table-cell>
          <table:table-cell office:value-type="string">
            <text:p>Gives the total number of bytes that have been injected into the user data path</text:p>
          </table:table-cell>
          <table:table-cell office:value-type="string">
            <text:p><text:s/>* last valid byte (1-&gt;byte 0 is valid, 2-&gt;bytes0,1 valid, 4-&gt;bytes 0,1,2 valid, 8-&gt;all bytes vld)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<text:s/>*</text:p>
          </table:table-cell>
          <table:table-cell table:number-columns-repeated="253"/>
        </table:table-row>
        <table:table-row table:style-name="ro1">
          <table:table-cell office:value-type="string">
            <text:p>CPU_REG_Q_1_WR_DATA_WORD_REG</text:p>
          </table:table-cell>
          <table:table-cell office:value-type="string">
            <text:p>Register to write a data word</text:p>
          </table:table-cell>
          <table:table-cell office:value-type="string">
            <text:p><text:s/>* Note if a,b,c are the last three bytes of a packet and c is the last byte, the last word</text:p>
          </table:table-cell>
          <table:table-cell table:number-columns-repeated="253"/>
        </table:table-row>
        <table:table-row table:style-name="ro1">
          <table:table-cell office:value-type="string">
            <text:p>CPU_REG_Q_1_WR_CTRL_WORD_REG</text:p>
          </table:table-cell>
          <table:table-cell office:value-type="string">
            <text:p>Register to write a control word</text:p>
          </table:table-cell>
          <table:table-cell office:value-type="string">
            <text:p><text:s/>* should be: x c b a, and the ctrl word should be 0b0100=4</text:p>
          </table:table-cell>
          <table:table-cell table:number-columns-repeated="253"/>
        </table:table-row>
        <table:table-row table:style-name="ro1">
          <table:table-cell office:value-type="string">
            <text:p>CPU_REG_Q_1_WR_NUM_WORDS_LEFT_REG</text:p>
          </table:table-cell>
          <table:table-cell office:value-type="string">
            <text:p>Gives the space (in number of words) left in the cpu queue to transmit</text:p>
          </table:table-cell>
          <table:table-cell office:value-type="string">
            <text:p><text:s/>*</text:p>
          </table:table-cell>
          <table:table-cell table:number-columns-repeated="253"/>
        </table:table-row>
        <table:table-row table:style-name="ro3">
          <table:table-cell office:value-type="string">
            <text:p>CPU_REG_Q_1_WR_NUM_PKTS_IN_Q_REG</text:p>
          </table:table-cell>
          <table:table-cell office:value-type="string">
            <text:p>Gives the number of packets waiting to be transmitted</text:p>
          </table:table-cell>
          <table:table-cell office:value-type="string">
            <text:p><text:s/>* In addition, to maintain 64-bit word alignment, the software needs to always write an even number of words.</text:p>
          </table:table-cell>
          <table:table-cell table:number-columns-repeated="253"/>
        </table:table-row>
        <table:table-row table:style-name="ro1">
          <table:table-cell office:value-type="string">
            <text:p>CPU_REG_Q_1_RD_DATA_WORD_REG</text:p>
          </table:table-cell>
          <table:table-cell office:value-type="string">
            <text:p>Register to read a data word</text:p>
          </table:table-cell>
          <table:table-cell office:value-type="string">
            <text:p><text:s/>*</text:p>
          </table:table-cell>
          <table:table-cell table:number-columns-repeated="253"/>
        </table:table-row>
        <table:table-row table:style-name="ro3">
          <table:table-cell office:value-type="string">
            <text:p>CPU_REG_Q_1_RD_CTRL_WORD_REG</text:p>
          </table:table-cell>
          <table:table-cell office:value-type="string">
            <text:p>Register to read a ctrl word</text:p>
          </table:table-cell>
          <table:table-cell office:value-type="string">
            <text:p><text:s/>* For example, to write a packet that has 17 words to send to port 3, and the last word has 1 valid byte (total=65 bytes)</text:p>
          </table:table-cell>
          <table:table-cell table:number-columns-repeated="253"/>
        </table:table-row>
        <table:table-row table:style-name="ro3">
          <table:table-cell office:value-type="string">
            <text:p>CPU_REG_Q_1_RD_NUM_WORDS_AVAIL_REG</text:p>
          </table:table-cell>
          <table:table-cell office:value-type="string">
            <text:p>Gives the number of words currently stored in the CPU queue waiting to be read (includes the padding words)</text:p>
          </table:table-cell>
          <table:table-cell office:value-type="string">
            <text:p><text:s/>* 1- Write 0 to CPU_REG_Q_3_WR_CTRL_WORD_REG</text:p>
          </table:table-cell>
          <table:table-cell table:number-columns-repeated="253"/>
        </table:table-row>
        <table:table-row table:style-name="ro3">
          <table:table-cell office:value-type="string">
            <text:p>CPU_REG_Q_1_RD_NUM_PKTS_IN_Q_REG</text:p>
          </table:table-cell>
          <table:table-cell office:value-type="string">
            <text:p>Gives the number of packets waiting to be read</text:p>
          </table:table-cell>
          <table:table-cell office:value-type="string">
            <text:p><text:s/>* 2-17: Write the full pkt data words (in network byte order) to CPU_REG_Q_3_WR_DATA_WORD_REG</text:p>
          </table:table-cell>
          <table:table-cell table:number-columns-repeated="253"/>
        </table:table-row>
        <table:table-row table:style-name="ro1">
          <table:table-cell office:value-type="string">
            <text:p>CPU_REG_Q_1_RX_NUM_PKTS_RCVD_REG</text:p>
          </table:table-cell>
          <table:table-cell office:value-type="string">
            <text:p>Gives the total number of packets that have been read out to the CPU</text:p>
          </table:table-cell>
          <table:table-cell office:value-type="string">
            <text:p><text:s/>* 18- Write 1 to CPU_REG_Q_3_WR_CTRL_WORD_REG -&gt; only the first byte is valid</text:p>
          </table:table-cell>
          <table:table-cell table:number-columns-repeated="253"/>
        </table:table-row>
        <table:table-row table:style-name="ro1">
          <table:table-cell office:value-type="string">
            <text:p>CPU_REG_Q_1_TX_NUM_PKTS_SENT_REG</text:p>
          </table:table-cell>
          <table:table-cell office:value-type="string">
            <text:p>Gives the total number of packets that have been injected into the user data path</text:p>
          </table:table-cell>
          <table:table-cell office:value-type="string">
            <text:p><text:s/>* 19- Write the last word to CPU_REG_Q_3_WR_DATA_WORD_REG</text:p>
          </table:table-cell>
          <table:table-cell table:number-columns-repeated="253"/>
        </table:table-row>
        <table:table-row table:style-name="ro3">
          <table:table-cell office:value-type="string">
            <text:p>CPU_REG_Q_1_RX_NUM_WORDS_RCVD_REG</text:p>
          </table:table-cell>
          <table:table-cell office:value-type="string">
            <text:p>Gives the total number of words that have been read out to the CPU</text:p>
          </table:table-cell>
          <table:table-cell office:value-type="string">
            <text:p><text:s/>* 20- Write 0 to CPU_REG_Q_3_WR_CTRL_WORD_REG <text:span text:style-name="T1">(write one more word to make the </text:span><text:span text:style-name="T1">total even)</text:span></text:p>
          </table:table-cell>
          <table:table-cell table:number-columns-repeated="253"/>
        </table:table-row>
        <table:table-row table:style-name="ro1">
          <table:table-cell office:value-type="string">
            <text:p>CPU_REG_Q_1_TX_NUM_WORDS_SENT_REG</text:p>
          </table:table-cell>
          <table:table-cell office:value-type="string">
            <text:p>Gives the total number of words that have been injected into the user data path</text:p>
          </table:table-cell>
          <table:table-cell office:value-type="string">
            <text:p><text:s/>* 21- Write 0 to CPU_REG_Q_3_WR_DATA_WORD_REG</text:p>
          </table:table-cell>
          <table:table-cell table:number-columns-repeated="253"/>
        </table:table-row>
        <table:table-row table:style-name="ro1">
          <table:table-cell office:value-type="string">
            <text:p>CPU_REG_Q_1_RX_NUM_BYTES_RCVD_REG</text:p>
          </table:table-cell>
          <table:table-cell office:value-type="string">
            <text:p>Gives the total number of bytes that have been read out to the CPU</text:p>
          </table:table-cell>
          <table:table-cell office:value-type="string">
            <text:p><text:s/>*</text:p>
          </table:table-cell>
          <table:table-cell table:number-columns-repeated="253"/>
        </table:table-row>
        <table:table-row table:style-name="ro1">
          <table:table-cell office:value-type="string">
            <text:p>CPU_REG_Q_1_TX_NUM_BYTES_SENT_REG</text:p>
          </table:table-cell>
          <table:table-cell office:value-type="string">
            <text:p>Gives the total number of bytes that have been injected into the user data path</text:p>
          </table:table-cell>
          <table:table-cell office:value-type="string">
            <text:p><text:s/>* CPU_REG_Q_3_WR_NUM_WORDS_LEFT will give the number of words left (i.e. space) to write.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<text:s/>*</text:p>
          </table:table-cell>
          <table:table-cell table:number-columns-repeated="253"/>
        </table:table-row>
        <table:table-row table:style-name="ro1">
          <table:table-cell office:value-type="string">
            <text:p>CPU_REG_Q_2_WR_DATA_WORD_REG</text:p>
          </table:table-cell>
          <table:table-cell office:value-type="string">
            <text:p>Register to write a data word</text:p>
          </table:table-cell>
          <table:table-cell office:value-type="string">
            <text:p><text:s/>* For reads, CPU_REG_Q_i_RD_NUM_WORDS_AVAIL will give the number of words available.</text:p>
          </table:table-cell>
          <table:table-cell table:number-columns-repeated="253"/>
        </table:table-row>
        <table:table-row table:style-name="ro3">
          <table:table-cell office:value-type="string">
            <text:p>CPU_REG_Q_2_WR_CTRL_WORD_REG</text:p>
          </table:table-cell>
          <table:table-cell office:value-type="string">
            <text:p>Register to write a control word</text:p>
          </table:table-cell>
          <table:table-cell office:value-type="string">
            <text:p><text:s/>* With every read from CPU_REG_Q_i_RD_DATA_WORD_REG, CPU_REG_Q_i_RD_CTRL_WORD_REG will be</text:p>
          </table:table-cell>
          <table:table-cell table:number-columns-repeated="253"/>
        </table:table-row>
        <table:table-row table:style-name="ro1">
          <table:table-cell office:value-type="string">
            <text:p>CPU_REG_Q_2_WR_NUM_WORDS_LEFT_REG</text:p>
          </table:table-cell>
          <table:table-cell office:value-type="string">
            <text:p>Gives the space (in number of words) left in the cpu queue to transmit</text:p>
          </table:table-cell>
          <table:table-cell office:value-type="string">
            <text:p><text:s/>* set to indicate the last valid byte of the packet. The software should check this register</text:p>
          </table:table-cell>
          <table:table-cell table:number-columns-repeated="253"/>
        </table:table-row>
        <table:table-row table:style-name="ro3">
          <table:table-cell office:value-type="string">
            <text:p>CPU_REG_Q_2_WR_NUM_PKTS_IN_Q_REG</text:p>
          </table:table-cell>
          <table:table-cell office:value-type="string">
            <text:p>Gives the number of packets waiting to be transmitted</text:p>
          </table:table-cell>
          <table:table-cell office:value-type="string">
            <text:p><text:s/>* to see if a packet has been fully transferred. Read are also done in pairs. To perform a read of 65 bytes:</text:p>
          </table:table-cell>
          <table:table-cell table:number-columns-repeated="253"/>
        </table:table-row>
        <table:table-row table:style-name="ro1">
          <table:table-cell office:value-type="string">
            <text:p>CPU_REG_Q_2_RD_DATA_WORD_REG</text:p>
          </table:table-cell>
          <table:table-cell office:value-type="string">
            <text:p>Register to read a data word</text:p>
          </table:table-cell>
          <table:table-cell office:value-type="string">
            <text:p><text:s/>* </text:p>
          </table:table-cell>
          <table:table-cell table:number-columns-repeated="253"/>
        </table:table-row>
        <table:table-row table:style-name="ro3">
          <table:table-cell office:value-type="string">
            <text:p>CPU_REG_Q_2_RD_CTRL_WORD_REG</text:p>
          </table:table-cell>
          <table:table-cell office:value-type="string">
            <text:p>Register to read a ctrl word</text:p>
          </table:table-cell>
          <table:table-cell office:value-type="string">
            <text:p><text:s/>* 1-16: Read from CPU_REG_Q_i_RD_DATA_WORD_REG <text:span text:style-name="T1">then </text:span>from CPU_REG_Q_i_RD_CTRL_WORD_REG</text:p>
          </table:table-cell>
          <table:table-cell table:number-columns-repeated="253"/>
        </table:table-row>
        <table:table-row table:style-name="ro3">
          <table:table-cell office:value-type="string">
            <text:p>CPU_REG_Q_2_RD_NUM_WORDS_AVAIL_REG</text:p>
          </table:table-cell>
          <table:table-cell office:value-type="string">
            <text:p>Gives the number of words currently stored in the CPU queue waiting to be read (includes the padding words)</text:p>
          </table:table-cell>
          <table:table-cell office:value-type="string">
            <text:p><text:s/>* 17- Read from CPU_REG_Q_i_RD_DATA_WORD_REG</text:p>
          </table:table-cell>
          <table:table-cell table:number-columns-repeated="253"/>
        </table:table-row>
        <table:table-row table:style-name="ro3">
          <table:table-cell office:value-type="string">
            <text:p>CPU_REG_Q_2_RD_NUM_PKTS_IN_Q_REG</text:p>
          </table:table-cell>
          <table:table-cell office:value-type="string">
            <text:p>Gives the number of packets waiting to be read</text:p>
          </table:table-cell>
          <table:table-cell office:value-type="string">
            <text:p><text:s/>* 18- Read from CPU_REG_Q_i_RD_CTRL_WORD_REG should return 1 indicating only first byte valid</text:p>
          </table:table-cell>
          <table:table-cell table:number-columns-repeated="253"/>
        </table:table-row>
        <table:table-row table:style-name="ro3">
          <table:table-cell office:value-type="string">
            <text:p>CPU_REG_Q_2_RX_NUM_PKTS_RCVD_REG</text:p>
          </table:table-cell>
          <table:table-cell office:value-type="string">
            <text:p>Gives the total number of packets that have been read out to the CPU</text:p>
          </table:table-cell>
          <table:table-cell office:value-type="string">
            <text:p><text:s/>* 19 Read from CPU_REG_Q_i_RD_DATA_WORD_REG <text:span text:style-name="T1">(read one more word to make the </text:span><text:span text:style-name="T1">total even)</text:span></text:p>
          </table:table-cell>
          <table:table-cell table:number-columns-repeated="253"/>
        </table:table-row>
        <table:table-row table:style-name="ro3">
          <table:table-cell office:value-type="string">
            <text:p>CPU_REG_Q_2_TX_NUM_PKTS_SENT_REG</text:p>
          </table:table-cell>
          <table:table-cell office:value-type="string">
            <text:p>Gives the total number of packets that have been injected into the user data path</text:p>
          </table:table-cell>
          <table:table-cell office:value-type="string">
            <text:p><text:s/>* 20- Read from CPU_REG_Q_i_RD_CTRL_WORD_REG (<text:span text:style-name="T1">Discard the last data read and ctrl </text:span><text:span text:style-name="T1">read b/c they are padding)</text:span></text:p>
          </table:table-cell>
          <table:table-cell table:number-columns-repeated="253"/>
        </table:table-row>
        <table:table-row table:style-name="ro1">
          <table:table-cell office:value-type="string">
            <text:p>CPU_REG_Q_2_RX_NUM_WORDS_RCVD_REG</text:p>
          </table:table-cell>
          <table:table-cell office:value-type="string">
            <text:p>Gives the total number of words that have been read out to the CPU</text:p>
          </table:table-cell>
          <table:table-cell office:value-type="string">
            <text:p><text:s/>*</text:p>
          </table:table-cell>
          <table:table-cell table:number-columns-repeated="253"/>
        </table:table-row>
        <table:table-row table:style-name="ro3">
          <table:table-cell office:value-type="string">
            <text:p>CPU_REG_Q_2_TX_NUM_WORDS_SENT_REG</text:p>
          </table:table-cell>
          <table:table-cell office:value-type="string">
            <text:p>Gives the total number of words that have been injected into the user data path</text:p>
          </table:table-cell>
          <table:table-cell office:value-type="string">
            <text:p><text:s/>* <text:span text:style-name="T1">WARNING: </text:span><text:span text:style-name="T2">The minimum packet size defined by Ethernet is 60 bytes. If you write anything </text:span><text:span text:style-name="T2">smaller than that, the</text:span></text:p>
          </table:table-cell>
          <table:table-cell table:number-columns-repeated="253"/>
        </table:table-row>
        <table:table-row table:style-name="ro1">
          <table:table-cell office:value-type="string">
            <text:p>CPU_REG_Q_2_RX_NUM_BYTES_RCVD_REG</text:p>
          </table:table-cell>
          <table:table-cell office:value-type="string">
            <text:p>Gives the total number of bytes that have been read out to the CPU</text:p>
          </table:table-cell>
          <table:table-cell office:value-type="string">
            <text:p><text:s/>* the hardware <text:span text:style-name="T1">will </text:span>mess up and will stop working correctly.</text:p>
          </table:table-cell>
          <table:table-cell table:number-columns-repeated="253"/>
        </table:table-row>
        <table:table-row table:style-name="ro1">
          <table:table-cell office:value-type="string">
            <text:p>CPU_REG_Q_2_TX_NUM_BYTES_SENT_REG</text:p>
          </table:table-cell>
          <table:table-cell office:value-type="string">
            <text:p>Gives the total number of bytes that have been injected into the user data path</text:p>
          </table:table-cell>
          <table:table-cell office:value-type="string">
            <text:p><text:s/>*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<text:s/>*/</text:p>
          </table:table-cell>
          <table:table-cell table:number-columns-repeated="253"/>
        </table:table-row>
        <table:table-row table:style-name="ro1">
          <table:table-cell office:value-type="string">
            <text:p>CPU_REG_Q_3_WR_DATA_WORD_REG</text:p>
          </table:table-cell>
          <table:table-cell office:value-type="string">
            <text:p>Register to write a data word</text:p>
          </table:table-cell>
          <table:table-cell table:number-columns-repeated="254"/>
        </table:table-row>
        <table:table-row table:style-name="ro1">
          <table:table-cell office:value-type="string">
            <text:p>CPU_REG_Q_3_WR_CTRL_WORD_REG</text:p>
          </table:table-cell>
          <table:table-cell office:value-type="string">
            <text:p>Register to write a control word</text:p>
          </table:table-cell>
          <table:table-cell table:number-columns-repeated="254"/>
        </table:table-row>
        <table:table-row table:style-name="ro1">
          <table:table-cell office:value-type="string">
            <text:p>CPU_REG_Q_3_WR_NUM_WORDS_LEFT_REG</text:p>
          </table:table-cell>
          <table:table-cell office:value-type="string">
            <text:p>Gives the space (in number of words) left in the cpu queue to transmit</text:p>
          </table:table-cell>
          <table:table-cell table:number-columns-repeated="254"/>
        </table:table-row>
        <table:table-row table:style-name="ro1">
          <table:table-cell office:value-type="string">
            <text:p>CPU_REG_Q_3_WR_NUM_PKTS_IN_Q_REG</text:p>
          </table:table-cell>
          <table:table-cell office:value-type="string">
            <text:p>Gives the number of packets waiting to be transmitted</text:p>
          </table:table-cell>
          <table:table-cell table:number-columns-repeated="254"/>
        </table:table-row>
        <table:table-row table:style-name="ro1">
          <table:table-cell office:value-type="string">
            <text:p>CPU_REG_Q_3_RD_DATA_WORD_REG</text:p>
          </table:table-cell>
          <table:table-cell office:value-type="string">
            <text:p>Register to read a data word</text:p>
          </table:table-cell>
          <table:table-cell table:number-columns-repeated="254"/>
        </table:table-row>
        <table:table-row table:style-name="ro1">
          <table:table-cell office:value-type="string">
            <text:p>CPU_REG_Q_3_RD_CTRL_WORD_REG</text:p>
          </table:table-cell>
          <table:table-cell office:value-type="string">
            <text:p>Register to read a ctrl word</text:p>
          </table:table-cell>
          <table:table-cell table:number-columns-repeated="254"/>
        </table:table-row>
        <table:table-row table:style-name="ro3">
          <table:table-cell office:value-type="string">
            <text:p>CPU_REG_Q_3_RD_NUM_WORDS_AVAIL_REG</text:p>
          </table:table-cell>
          <table:table-cell office:value-type="string">
            <text:p>Gives the number of words currently stored in the CPU queue waiting to be read (includes the padding words)</text:p>
          </table:table-cell>
          <table:table-cell table:number-columns-repeated="254"/>
        </table:table-row>
        <table:table-row table:style-name="ro1">
          <table:table-cell office:value-type="string">
            <text:p>CPU_REG_Q_3_RD_NUM_PKTS_IN_Q_REG</text:p>
          </table:table-cell>
          <table:table-cell office:value-type="string">
            <text:p>Gives the number of packets waiting to be read</text:p>
          </table:table-cell>
          <table:table-cell table:number-columns-repeated="254"/>
        </table:table-row>
        <table:table-row table:style-name="ro1">
          <table:table-cell office:value-type="string">
            <text:p>CPU_REG_Q_3_RX_NUM_PKTS_RCVD_REG</text:p>
          </table:table-cell>
          <table:table-cell office:value-type="string">
            <text:p>Gives the total number of packets that have been read out to the CPU</text:p>
          </table:table-cell>
          <table:table-cell table:number-columns-repeated="254"/>
        </table:table-row>
        <table:table-row table:style-name="ro1">
          <table:table-cell office:value-type="string">
            <text:p>CPU_REG_Q_3_TX_NUM_PKTS_SENT_REG</text:p>
          </table:table-cell>
          <table:table-cell office:value-type="string">
            <text:p>Gives the total number of packet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CPU_REG_Q_3_RX_NUM_WORDS_RCVD_REG</text:p>
          </table:table-cell>
          <table:table-cell office:value-type="string">
            <text:p>Gives the total number of words that have been read out to the CPU</text:p>
          </table:table-cell>
          <table:table-cell table:number-columns-repeated="254"/>
        </table:table-row>
        <table:table-row table:style-name="ro1">
          <table:table-cell office:value-type="string">
            <text:p>CPU_REG_Q_3_TX_NUM_WORDS_SENT_REG</text:p>
          </table:table-cell>
          <table:table-cell office:value-type="string">
            <text:p>Gives the total number of words that have been injected into the user data path</text:p>
          </table:table-cell>
          <table:table-cell table:number-columns-repeated="254"/>
        </table:table-row>
        <table:table-row table:style-name="ro1">
          <table:table-cell office:value-type="string">
            <text:p>CPU_REG_Q_3_RX_NUM_BYTES_RCVD_REG</text:p>
          </table:table-cell>
          <table:table-cell office:value-type="string">
            <text:p>Gives the total number of bytes that have been read out to the CPU</text:p>
          </table:table-cell>
          <table:table-cell table:number-columns-repeated="254"/>
        </table:table-row>
        <table:table-row table:style-name="ro1">
          <table:table-cell office:value-type="string">
            <text:p>CPU_REG_Q_3_TX_NUM_BYTES_SENT_REG</text:p>
          </table:table-cell>
          <table:table-cell office:value-type="string">
            <text:p>Gives the total number of bytes that have been injected into the user data path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>
            <text:p>Input Arbiter Register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IN_ARB_NUM_PKTS_SENT_REG</text:p>
          </table:table-cell>
          <table:table-cell office:value-type="string">
            <text:p>Gives the total number of packets that have been sent out of the input arbiter</text:p>
          </table:table-cell>
          <table:table-cell table:number-columns-repeated="254"/>
        </table:table-row>
        <table:table-row table:style-name="ro1">
          <table:table-cell office:value-type="string">
            <text:p>IN_ARB_LAST_PKT_WORD_0_LO_REG</text:p>
          </table:table-cell>
          <table:table-cell office:value-type="string">
            <text:p>Gives the low 32-bits of the first word of the last packet that passed through</text:p>
          </table:table-cell>
          <table:table-cell table:number-columns-repeated="254"/>
        </table:table-row>
        <table:table-row table:style-name="ro1">
          <table:table-cell office:value-type="string">
            <text:p>IN_ARB_LAST_PKT_WORD_0_HI_REG</text:p>
          </table:table-cell>
          <table:table-cell office:value-type="string">
            <text:p>Gives the high 32-bits of the first word of the last packet that passed through</text:p>
          </table:table-cell>
          <table:table-cell table:number-columns-repeated="254"/>
        </table:table-row>
        <table:table-row table:style-name="ro1">
          <table:table-cell office:value-type="string">
            <text:p>IN_ARB_LAST_PKT_CTRL_0_REG</text:p>
          </table:table-cell>
          <table:table-cell office:value-type="string">
            <text:p>Gives the ctrl word of the first word of the last packet that passed through</text:p>
          </table:table-cell>
          <table:table-cell table:number-columns-repeated="254"/>
        </table:table-row>
        <table:table-row table:style-name="ro1">
          <table:table-cell office:value-type="string">
            <text:p>IN_ARB_LAST_PKT_WORD_1_LO_REG</text:p>
          </table:table-cell>
          <table:table-cell office:value-type="string">
            <text:p>Gives the low 32-bits of the second word of the last packet that passed through</text:p>
          </table:table-cell>
          <table:table-cell table:number-columns-repeated="254"/>
        </table:table-row>
        <table:table-row table:style-name="ro1">
          <table:table-cell office:value-type="string">
            <text:p>IN_ARB_LAST_PKT_WORD_1_HI_REG</text:p>
          </table:table-cell>
          <table:table-cell office:value-type="string">
            <text:p>Gives the high 32-bits of the second word of the last packet that passed through</text:p>
          </table:table-cell>
          <table:table-cell table:number-columns-repeated="254"/>
        </table:table-row>
        <table:table-row table:style-name="ro1">
          <table:table-cell office:value-type="string">
            <text:p>IN_ARB_LAST_PKT_CTRL_1_REG</text:p>
          </table:table-cell>
          <table:table-cell office:value-type="string">
            <text:p>Gives the ctrl word of the second word of the last packet that passed through</text:p>
          </table:table-cell>
          <table:table-cell table:number-columns-repeated="254"/>
        </table:table-row>
        <table:table-row table:style-name="ro1">
          <table:table-cell office:value-type="string">
            <text:p>IN_ARB_STATE_REG</text:p>
          </table:table-cell>
          <table:table-cell office:value-type="string">
            <text:p>debugging</text:p>
          </table:table-cell>
          <table:table-cell table:number-columns-repeated="254"/>
        </table:table-row>
        <table:table-row table:style-name="ro2" table:number-rows-repeated="3">
          <table:table-cell table:number-columns-repeated="256"/>
        </table:table-row>
        <table:table-row table:style-name="ro1">
          <table:table-cell table:style-name="ce1" office:value-type="string">
            <text:p>Note on port numbers and one-hot-encoded ports</text:p>
          </table:table-cell>
          <table:table-cell office:value-type="string">
            <text:p>Even numbered ports (0,2,4,6) are MAC ports, and odd numbered ports (1,3,5,7) are CPU ports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/>* In the router configuration, the odd ports to the CPU correspond to the MAC ports right before them,</text:p>
            <text:p><text:s/>* So for example, when a packet arrives on MAC port 0 (one hot encoded port 0x01), and</text:p>
            <text:p><text:s/>* it is destined to the CPU, it is goes to CPU port 0 (one hot encoded port 0x02). And if a packet</text:p>
            <text:p><text:s/>* arrives on MAC port 2 (one hot encoded port 0x10) and has to go to the CPU, it is sent through CPU port 2 </text:p>
            <text:p><text:s/>* (one hot encoded port 0x20).</text:p>
            <text:p><text:s/>* Similarly, for transmits, if the CPU wishes to transmit out of MAC port 1 (one hot encoded 0x04),</text:p>
            <text:p><text:s/>* it send the data to CPU port 1 (one hot encoded 0x08).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>
            <text:p>Reading and writing into tables</text:p>
          </table:table-cell>
          <table:table-cell office:value-type="string">
            <text:p>To read a table: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1- write the index of the entry to rea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2- Read the data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/>
          <table:table-cell office:value-type="string">
            <text:p>To write a table: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1- Write the data to be stor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2- Write the index of the entry to be written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office:value-type="string">
            <text:p>The data can span multiple registers. The registers used to read and write data are the same for reads and writes, bu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he registers used to write the indices for reads and writes are different. 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office:value-type="string">
            <text:p>For example: to write an entry into the switch MAC table: index 3, MAC address aa:bb:cc:dd:ee:ff -&gt; MAC port 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1- Write ((0x10&lt;&lt;16) | 0xaabb) into SWITCH_OP_LUT_PORTS_MAC_HI_REG (see below for details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2- Write 0xccddeeff into SWITCH_OP_LUT_MAC_LO_RE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3- Write 3 into SWITCH_OP_LUT_MAC_LUT_WR_ADDR_REG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/>
          <table:table-cell office:value-type="string">
            <text:p>To read an entry from the MAC table: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1- Write 4 into SWITCH_OP_LUT_MAC_LUT_RD_ADDR_RE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2- Read SWITCH_OP_LUT_PORTS_MAC_HI_REG and SWITCH_OP_LUT_MAC_LO_REG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>
            <text:p>Switch registers</text:p>
          </table:table-cell>
          <table:table-cell table:number-columns-repeated="255"/>
        </table:table-row>
        <table:table-row table:style-name="ro6">
          <table:table-cell office:value-type="string">
            <text:p>SWITCH_OP_LUT_PORTS_MAC_HI_REG</text:p>
          </table:table-cell>
          <table:table-cell office:value-type="string">
            <text:p>If the most significant bit is cleared, then this entry can be updated by the learning mechanism in the switch. If it is set</text:p>
            <text:p>then the switch will not update this entry. bits 30-16 are the one-hot-encoded ports corresponding to the output ports</text:p>
            <text:p>of a packet with the destination MAC address specified in the entry. bits 15-0 are the 16 most significant bits of the MAC</text:p>
          </table:table-cell>
          <table:table-cell table:number-columns-repeated="254"/>
        </table:table-row>
        <table:table-row table:style-name="ro1">
          <table:table-cell office:value-type="string">
            <text:p>SWITCH_OP_LUT_MAC_LO_REG</text:p>
          </table:table-cell>
          <table:table-cell office:value-type="string">
            <text:p>Least significant 32 bits of the MAC address</text:p>
          </table:table-cell>
          <table:table-cell table:number-columns-repeated="254"/>
        </table:table-row>
        <table:table-row table:style-name="ro1">
          <table:table-cell office:value-type="string">
            <text:p>SWITCH_OP_LUT_NUM_HITS_REG</text:p>
          </table:table-cell>
          <table:table-cell office:value-type="string">
            <text:p>Gives the number of hits when looking up in the MAC table</text:p>
          </table:table-cell>
          <table:table-cell table:number-columns-repeated="254"/>
        </table:table-row>
        <table:table-row table:style-name="ro1">
          <table:table-cell office:value-type="string">
            <text:p>SWITCH_OP_LUT_NUM_MISSES_REG</text:p>
          </table:table-cell>
          <table:table-cell office:value-type="string">
            <text:p>Gives the number of misses when looking up in the MAC table</text:p>
          </table:table-cell>
          <table:table-cell table:number-columns-repeated="254"/>
        </table:table-row>
        <table:table-row table:style-name="ro3">
          <table:table-cell office:value-type="string">
            <text:p>SWITCH_OP_LUT_MAC_LUT_RD_ADDR_REG</text:p>
          </table:table-cell>
          <table:table-cell office:value-type="string">
            <text:p>Register to write the index of the entry to be read. A write here will update the data registers with the entry's values</text:p>
          </table:table-cell>
          <table:table-cell table:number-columns-repeated="254"/>
        </table:table-row>
        <table:table-row table:style-name="ro3">
          <table:table-cell office:value-type="string">
            <text:p>SWITCH_OP_LUT_MAC_LUT_WR_ADDR_REG</text:p>
          </table:table-cell>
          <table:table-cell office:value-type="string">
            <text:p>A write into the address will move the data in the data registers to the MAC table entry specified by the write.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>
            <text:p>Router registers</text:p>
          </table:table-cell>
          <table:table-cell table:number-columns-repeated="255"/>
        </table:table-row>
        <table:table-row table:style-name="ro2">
          <table:table-cell table:style-name="ce1"/>
          <table:table-cell/>
          <table:table-cell table:style-name="ce5" office:value-type="string" table:number-columns-spanned="1" table:number-rows-spanned="27">
            <text:p><text:span text:style-name="T3">There are three tables in the Router: The ARP table, the Routing table, and the Destination IP filter </text:span><text:span text:style-name="T3">table.</text:span></text:p>
            <text:p><text:span text:style-name="T3"/></text:p>
            <text:p><text:span text:style-name="T3">The ARP table has the following data registers: ROUTER_OP_LUT_ARP_MAC_HI_REG,</text:span></text:p>
            <text:p><text:span text:style-name="T3">ROUTER_OP_LUT_ARP_MAC_LO_REG, and ROUTER_OP_LUT_ARP_NEXT_HOP_IP_REG. </text:span><text:span text:style-name="T3">This table gives the </text:span></text:p>
            <text:p><text:span text:style-name="T3">MAC address of the next hop IP found in the Routing table.</text:span></text:p>
            <text:p><text:span text:style-name="T3"/></text:p>
            <text:p><text:span text:style-name="T3">The Routing table has the following data registers: ROUTER_OP_LUT_RT_IP_REG, </text:span></text:p>
            <text:p><text:span text:style-name="T3">ROUTER_OP_LUT_RT_MASK_REG, ROUTER_OP_LUT_RT_NEXT_HOP_IP_REG, and </text:span></text:p>
            <text:p><text:span text:style-name="T3">ROUTER_OP_LUT_RT_OUTPUT_PORT_REG. The routing table does a LPM search to find the </text:span><text:span text:style-name="T3">next hop's IP address</text:span></text:p>
            <text:p><text:span text:style-name="T3">and the output port on which a packet should be forwarded. </text:span><text:span text:style-name="T4">WARNING: </text:span><text:span text:style-name="T5">Entries should be ordered </text:span><text:span text:style-name="T5">such that the </text:span></text:p>
            <text:p><text:span text:style-name="T5">longest subnet masks are at the lowest index into the table.</text:span></text:p>
            <text:p><text:span text:style-name="T3"/></text:p>
            <text:p><text:span text:style-name="T3">The Destination IP filter table has the following data register: </text:span><text:span text:style-name="T3">ROUTER_OP_LUT_DST_IP_FILTER_IP_REG. This table</text:span></text:p>
            <text:p><text:span text:style-name="T3">should have the IP addresses of the router's interfaces in addition to any IP that the router should </text:span><text:span text:style-name="T3">forward to the CPU</text:span></text:p>
            <text:p><text:span text:style-name="T3">such as the PWOSPF broadcast IP address.</text:span></text:p>
            <text:p><text:span text:style-name="T3"/></text:p>
            <text:p><text:span text:style-name="T3">Details on what the registers mean are below</text:span></text:p>
          </table:table-cell>
          <table:table-cell table:number-columns-repeated="253"/>
        </table:table-row>
        <table:table-row table:style-name="ro2">
          <table:table-cell table:style-name="ce1"/>
          <table:table-cell table:style-name="ce4"/>
          <table:covered-table-cell/>
          <table:table-cell table:number-columns-repeated="253"/>
        </table:table-row>
        <table:table-row table:style-name="ro1">
          <table:table-cell office:value-type="string">
            <text:p>ROUTER_OP_LUT_ARP_MAC_HI_REG</text:p>
          </table:table-cell>
          <table:table-cell office:value-type="string">
            <text:p>High 16 bits of the next hop MAC address in the ARP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ARP_MAC_LO_REG</text:p>
          </table:table-cell>
          <table:table-cell office:value-type="string">
            <text:p>Low 32 bits of the next hop MAC address in the ARP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ARP_NEXT_HOP_IP_REG</text:p>
          </table:table-cell>
          <table:table-cell office:value-type="string">
            <text:p>Next hop's IP address (set to 0 to match the destination address)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ARP_LUT_RD_ADDR_REG</text:p>
          </table:table-cell>
          <table:table-cell office:value-type="string">
            <text:p>Write the index of the entry to read from in the ARP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ARP_LUT_WR_ADDR_REG</text:p>
          </table:table-cell>
          <table:table-cell office:value-type="string">
            <text:p>Write the index of the entry to write to in the ARP table</text:p>
          </table:table-cell>
          <table:covered-table-cell/>
          <table:table-cell table:number-columns-repeated="253"/>
        </table:table-row>
        <table:table-row table:style-name="ro2">
          <table:table-cell table:number-columns-repeated="2"/>
          <table:covered-table-cell/>
          <table:table-cell table:number-columns-repeated="253"/>
        </table:table-row>
        <table:table-row table:style-name="ro1">
          <table:table-cell office:value-type="string">
            <text:p>ROUTER_OP_LUT_RT_IP_REG</text:p>
          </table:table-cell>
          <table:table-cell office:value-type="string">
            <text:p>Subnet IP address to match in the Routing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RT_MASK_REG</text:p>
          </table:table-cell>
          <table:table-cell office:value-type="string">
            <text:p>Subnet Mask in the router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RT_NEXT_HOP_IP_REG</text:p>
          </table:table-cell>
          <table:table-cell office:value-type="string">
            <text:p>Next Hop IP in the router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RT_OUTPUT_PORT_REG</text:p>
          </table:table-cell>
          <table:table-cell office:value-type="string">
            <text:p>One-hot-encoded output port in the routing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RT_LUT_RD_ADDR_REG</text:p>
          </table:table-cell>
          <table:table-cell office:value-type="string">
            <text:p>Write the index of the entry to read from in the Routing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RT_LUT_WR_ADDR_REG</text:p>
          </table:table-cell>
          <table:table-cell office:value-type="string">
            <text:p>Write the index of the entry to write to in the Routing table</text:p>
          </table:table-cell>
          <table:covered-table-cell/>
          <table:table-cell table:number-columns-repeated="253"/>
        </table:table-row>
        <table:table-row table:style-name="ro2">
          <table:table-cell table:number-columns-repeated="2"/>
          <table:covered-table-cell/>
          <table:table-cell table:number-columns-repeated="253"/>
        </table:table-row>
        <table:table-row table:style-name="ro1">
          <table:table-cell office:value-type="string">
            <text:p>ROUTER_OP_LUT_LPM_NUM_MISSES_REG</text:p>
          </table:table-cell>
          <table:table-cell office:value-type="string">
            <text:p>Total number of misses in the LPM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ARP_NUM_MISSES_REG</text:p>
          </table:table-cell>
          <table:table-cell office:value-type="string">
            <text:p>Total number of misses in the ARP tabl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NUM_CPU_PKTS_SENT_REG</text:p>
          </table:table-cell>
          <table:table-cell office:value-type="string">
            <text:p>Total number of packets sent from the CPU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NUM_BAD_OPTS_VER_REG</text:p>
          </table:table-cell>
          <table:table-cell office:value-type="string">
            <text:p>Total number of pkts sent to the CPU because they have IP options or the IP version is not 4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NUM_BAD_CHKSUMS_REG</text:p>
          </table:table-cell>
          <table:table-cell office:value-type="string">
            <text:p>Total number of packets dropped because of a checksum failure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NUM_BAD_TTLS_REG</text:p>
          </table:table-cell>
          <table:table-cell office:value-type="string">
            <text:p>Total number of packets sent to the CPU because the IP TTL field is 0 or 1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NUM_NON_IP_RCVD_REG</text:p>
          </table:table-cell>
          <table:table-cell office:value-type="string">
            <text:p>Total number of non-ip packets sent to the CPU (including ARP)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NUM_PKTS_FORWARDED_REG</text:p>
          </table:table-cell>
          <table:table-cell office:value-type="string">
            <text:p>Total number of packets that have been forwarded by the hardware</text:p>
          </table:table-cell>
          <table:covered-table-cell/>
          <table:table-cell table:number-columns-repeated="253"/>
        </table:table-row>
        <table:table-row table:style-name="ro3">
          <table:table-cell office:value-type="string">
            <text:p>ROUTER_OP_LUT_NUM_WRONG_DEST_REG</text:p>
          </table:table-cell>
          <table:table-cell office:value-type="string">
            <text:p>Total number of packets dropped because the destination MAC address was neither a broadcast nor the port's address</text:p>
          </table:table-cell>
          <table:covered-table-cell/>
          <table:table-cell table:number-columns-repeated="253"/>
        </table:table-row>
        <table:table-row table:style-name="ro3">
          <table:table-cell office:value-type="string">
            <text:p>ROUTER_OP_LUT_NUM_FILTERED_PKTS_REG</text:p>
          </table:table-cell>
          <table:table-cell office:value-type="string">
            <text:p>Total number of packets sent to the CPU because the destination IP matched an IP in the Destination IP filter table</text:p>
          </table:table-cell>
          <table:covered-table-cell/>
          <table:table-cell table:number-columns-repeated="253"/>
        </table:table-row>
        <table:table-row table:style-name="ro2">
          <table:table-cell table:number-columns-repeated="2"/>
          <table:covered-table-cell/>
          <table:table-cell table:number-columns-repeated="253"/>
        </table:table-row>
        <table:table-row table:style-name="ro1">
          <table:table-cell office:value-type="string">
            <text:p>ROUTER_OP_LUT_MAC_0_HI_REG</text:p>
          </table:table-cell>
          <table:table-cell office:value-type="string">
            <text:p>high 16 bits of port 0's MAC address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ROUTER_OP_LUT_MAC_0_LO_REG</text:p>
          </table:table-cell>
          <table:table-cell office:value-type="string">
            <text:p>low 32 bits of port 0's MAC address</text:p>
          </table:table-cell>
          <table:table-cell table:number-columns-repeated="254"/>
        </table:table-row>
        <table:table-row table:style-name="ro1">
          <table:table-cell office:value-type="string">
            <text:p>ROUTER_OP_LUT_MAC_1_HI_REG</text:p>
          </table:table-cell>
          <table:table-cell office:value-type="string">
            <text:p>high 16 bits of port 1's MAC address</text:p>
          </table:table-cell>
          <table:table-cell table:number-columns-repeated="254"/>
        </table:table-row>
        <table:table-row table:style-name="ro1">
          <table:table-cell office:value-type="string">
            <text:p>ROUTER_OP_LUT_MAC_1_LO_REG</text:p>
          </table:table-cell>
          <table:table-cell office:value-type="string">
            <text:p>low 32 bits of port 1's MAC address</text:p>
          </table:table-cell>
          <table:table-cell table:number-columns-repeated="254"/>
        </table:table-row>
        <table:table-row table:style-name="ro1">
          <table:table-cell office:value-type="string">
            <text:p>ROUTER_OP_LUT_MAC_2_HI_REG</text:p>
          </table:table-cell>
          <table:table-cell office:value-type="string">
            <text:p>high 16 bits of port 2's MAC address</text:p>
          </table:table-cell>
          <table:table-cell table:number-columns-repeated="254"/>
        </table:table-row>
        <table:table-row table:style-name="ro1">
          <table:table-cell office:value-type="string">
            <text:p>ROUTER_OP_LUT_MAC_2_LO_REG</text:p>
          </table:table-cell>
          <table:table-cell office:value-type="string">
            <text:p>low 32 bits of port 2's MAC address</text:p>
          </table:table-cell>
          <table:table-cell table:number-columns-repeated="254"/>
        </table:table-row>
        <table:table-row table:style-name="ro1">
          <table:table-cell office:value-type="string">
            <text:p>ROUTER_OP_LUT_MAC_3_HI_REG</text:p>
          </table:table-cell>
          <table:table-cell office:value-type="string">
            <text:p>high 16 bits of port 3's MAC address</text:p>
          </table:table-cell>
          <table:table-cell table:number-columns-repeated="254"/>
        </table:table-row>
        <table:table-row table:style-name="ro1">
          <table:table-cell office:value-type="string">
            <text:p>ROUTER_OP_LUT_MAC_3_LO_REG</text:p>
          </table:table-cell>
          <table:table-cell office:value-type="string">
            <text:p>low 32 bits of port 3's MAC address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ROUTER_OP_LUT_DST_IP_FILTER_IP_REG</text:p>
          </table:table-cell>
          <table:table-cell office:value-type="string">
            <text:p>Destination IP address to filter out and send to the CPU in the Destination IP Filter table</text:p>
          </table:table-cell>
          <table:table-cell table:number-columns-repeated="254"/>
        </table:table-row>
        <table:table-row table:style-name="ro1">
          <table:table-cell office:value-type="string">
            <text:p>ROUTER_OP_LUT_DST_IP_FILTER_RD_ADDR_REG</text:p>
          </table:table-cell>
          <table:table-cell office:value-type="string">
            <text:p>Index for reading into the destination IP filter table</text:p>
          </table:table-cell>
          <table:table-cell table:number-columns-repeated="254"/>
        </table:table-row>
        <table:table-row table:style-name="ro1">
          <table:table-cell office:value-type="string">
            <text:p>ROUTER_OP_LUT_DST_IP_FILTER_WR_ADDR_REG</text:p>
          </table:table-cell>
          <table:table-cell office:value-type="string">
            <text:p>Index for writing into the destination IP filter tabl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>
            <text:p>Output Queues register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ENABLE_SEND_BIT_NUM</text:p>
          </table:table-cell>
          <table:table-cell office:value-type="string">
            <text:p>Bit position in the OQ_CONTROL_REG_i to enable sending packets out of the output queues</text:p>
          </table:table-cell>
          <table:table-cell table:number-columns-repeated="254"/>
        </table:table-row>
        <table:table-row table:style-name="ro1">
          <table:table-cell office:value-type="string">
            <text:p>OQ_INITIALIZE_OQ_BIT_NUM</text:p>
          </table:table-cell>
          <table:table-cell office:value-type="string">
            <text:p>Bit position in the OQ_CONTROL_REG_i to reset the output queues pointers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NUM_WORDS_LEFT_REG_0</text:p>
          </table:table-cell>
          <table:table-cell office:value-type="string">
            <text:p>Gives the space left in the queue in DATA_WIDTH words</text:p>
          </table:table-cell>
          <table:table-cell table:number-columns-repeated="254"/>
        </table:table-row>
        <table:table-row table:style-name="ro1">
          <table:table-cell office:value-type="string">
            <text:p>OQ_NUM_PKT_BYTES_STORED_REG_0</text:p>
          </table:table-cell>
          <table:table-cell office:value-type="string">
            <text:p>Gives the total number of packet bytes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STORED_REG_0</text:p>
          </table:table-cell>
          <table:table-cell office:value-type="string">
            <text:p>Gives the total number of bytes stored in the queue used by module headers</text:p>
          </table:table-cell>
          <table:table-cell table:number-columns-repeated="254"/>
        </table:table-row>
        <table:table-row table:style-name="ro1">
          <table:table-cell office:value-type="string">
            <text:p>OQ_NUM_PKTS_STORED_REG_0</text:p>
          </table:table-cell>
          <table:table-cell office:value-type="string">
            <text:p>Gives the total number of packets ever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DROPPED_REG_0</text:p>
          </table:table-cell>
          <table:table-cell office:value-type="string">
            <text:p>Gives the total number of packets dropped from the queue because the queue was full on arrival</text:p>
          </table:table-cell>
          <table:table-cell table:number-columns-repeated="254"/>
        </table:table-row>
        <table:table-row table:style-name="ro1">
          <table:table-cell office:value-type="string">
            <text:p>OQ_NUM_PKT_BYTES_REMOVED_REG_0</text:p>
          </table:table-cell>
          <table:table-cell office:value-type="string">
            <text:p>Gives the total number of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REMOVED_REG_0</text:p>
          </table:table-cell>
          <table:table-cell office:value-type="string">
            <text:p>Gives the total number of overhead (module header)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REMOVED_REG_0</text:p>
          </table:table-cell>
          <table:table-cell office:value-type="string">
            <text:p>Gives the total number of packet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ADDRESS_HI_REG_0</text:p>
          </table:table-cell>
          <table:table-cell office:value-type="string">
            <text:p>Gives/sets the high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ADDRESS_LO_REG_0</text:p>
          </table:table-cell>
          <table:table-cell office:value-type="string">
            <text:p>Gives/sets the low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WR_ADDRESS_REG_0</text:p>
          </table:table-cell>
          <table:table-cell office:value-type="string">
            <text:p>The current write pointer</text:p>
          </table:table-cell>
          <table:table-cell table:number-columns-repeated="254"/>
        </table:table-row>
        <table:table-row table:style-name="ro1">
          <table:table-cell office:value-type="string">
            <text:p>OQ_RD_ADDRESS_REG_0</text:p>
          </table:table-cell>
          <table:table-cell office:value-type="string">
            <text:p>The current read pointer</text:p>
          </table:table-cell>
          <table:table-cell table:number-columns-repeated="254"/>
        </table:table-row>
        <table:table-row table:style-name="ro1">
          <table:table-cell office:value-type="string">
            <text:p>OQ_NUM_PKTS_IN_Q_REG_0</text:p>
          </table:table-cell>
          <table:table-cell office:value-type="string">
            <text:p>Number of packets currently in the queue waiting to be serviced</text:p>
          </table:table-cell>
          <table:table-cell table:number-columns-repeated="254"/>
        </table:table-row>
        <table:table-row table:style-name="ro1">
          <table:table-cell office:value-type="string">
            <text:p>OQ_MAX_PKTS_IN_Q_REG_0</text:p>
          </table:table-cell>
          <table:table-cell office:value-type="string">
            <text:p>Used to limit the number of packets that can be in the queue at any given time</text:p>
          </table:table-cell>
          <table:table-cell table:number-columns-repeated="254"/>
        </table:table-row>
        <table:table-row table:style-name="ro1">
          <table:table-cell office:value-type="string">
            <text:p>OQ_CONTROL_REG_0</text:p>
          </table:table-cell>
          <table:table-cell office:value-type="string">
            <text:p>Control register for the output queu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NUM_WORDS_LEFT_REG_1</text:p>
          </table:table-cell>
          <table:table-cell office:value-type="string">
            <text:p>Gives the space left in the queue in DATA_WIDTH words</text:p>
          </table:table-cell>
          <table:table-cell table:number-columns-repeated="254"/>
        </table:table-row>
        <table:table-row table:style-name="ro1">
          <table:table-cell office:value-type="string">
            <text:p>OQ_NUM_PKT_BYTES_STORED_REG_1</text:p>
          </table:table-cell>
          <table:table-cell office:value-type="string">
            <text:p>Gives the total number of packet bytes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STORED_REG_1</text:p>
          </table:table-cell>
          <table:table-cell office:value-type="string">
            <text:p>Gives the total number of bytes stored in the queue used by module headers</text:p>
          </table:table-cell>
          <table:table-cell table:number-columns-repeated="254"/>
        </table:table-row>
        <table:table-row table:style-name="ro1">
          <table:table-cell office:value-type="string">
            <text:p>OQ_NUM_PKTS_STORED_REG_1</text:p>
          </table:table-cell>
          <table:table-cell office:value-type="string">
            <text:p>Gives the total number of packets ever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DROPPED_REG_1</text:p>
          </table:table-cell>
          <table:table-cell office:value-type="string">
            <text:p>Gives the total number of packets dropped from the queue because the queue was full on arrival</text:p>
          </table:table-cell>
          <table:table-cell table:number-columns-repeated="254"/>
        </table:table-row>
        <table:table-row table:style-name="ro1">
          <table:table-cell office:value-type="string">
            <text:p>OQ_NUM_PKT_BYTES_REMOVED_REG_1</text:p>
          </table:table-cell>
          <table:table-cell office:value-type="string">
            <text:p>Gives the total number of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REMOVED_REG_1</text:p>
          </table:table-cell>
          <table:table-cell office:value-type="string">
            <text:p>Gives the total number of overhead (module header)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REMOVED_REG_1</text:p>
          </table:table-cell>
          <table:table-cell office:value-type="string">
            <text:p>Gives the total number of packet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ADDRESS_HI_REG_1</text:p>
          </table:table-cell>
          <table:table-cell office:value-type="string">
            <text:p>Gives/sets the high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ADDRESS_LO_REG_1</text:p>
          </table:table-cell>
          <table:table-cell office:value-type="string">
            <text:p>Gives/sets the low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WR_ADDRESS_REG_1</text:p>
          </table:table-cell>
          <table:table-cell office:value-type="string">
            <text:p>The current write pointer</text:p>
          </table:table-cell>
          <table:table-cell table:number-columns-repeated="254"/>
        </table:table-row>
        <table:table-row table:style-name="ro1">
          <table:table-cell office:value-type="string">
            <text:p>OQ_RD_ADDRESS_REG_1</text:p>
          </table:table-cell>
          <table:table-cell office:value-type="string">
            <text:p>The current read pointer</text:p>
          </table:table-cell>
          <table:table-cell table:number-columns-repeated="254"/>
        </table:table-row>
        <table:table-row table:style-name="ro1">
          <table:table-cell office:value-type="string">
            <text:p>OQ_NUM_PKTS_IN_Q_REG_1</text:p>
          </table:table-cell>
          <table:table-cell office:value-type="string">
            <text:p>Number of packets currently in the queue waiting to be serviced</text:p>
          </table:table-cell>
          <table:table-cell table:number-columns-repeated="254"/>
        </table:table-row>
        <table:table-row table:style-name="ro1">
          <table:table-cell office:value-type="string">
            <text:p>OQ_MAX_PKTS_IN_Q_REG_1</text:p>
          </table:table-cell>
          <table:table-cell office:value-type="string">
            <text:p>Used to limit the number of packets that can be in the queue at any given time</text:p>
          </table:table-cell>
          <table:table-cell table:number-columns-repeated="254"/>
        </table:table-row>
        <table:table-row table:style-name="ro1">
          <table:table-cell office:value-type="string">
            <text:p>OQ_CONTROL_REG_1</text:p>
          </table:table-cell>
          <table:table-cell office:value-type="string">
            <text:p>Control register for the output queu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NUM_WORDS_LEFT_REG_2</text:p>
          </table:table-cell>
          <table:table-cell office:value-type="string">
            <text:p>Gives the space left in the queue in DATA_WIDTH words</text:p>
          </table:table-cell>
          <table:table-cell table:number-columns-repeated="254"/>
        </table:table-row>
        <table:table-row table:style-name="ro1">
          <table:table-cell office:value-type="string">
            <text:p>OQ_NUM_PKT_BYTES_STORED_REG_2</text:p>
          </table:table-cell>
          <table:table-cell office:value-type="string">
            <text:p>Gives the total number of packet bytes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STORED_REG_2</text:p>
          </table:table-cell>
          <table:table-cell office:value-type="string">
            <text:p>Gives the total number of bytes stored in the queue used by module headers</text:p>
          </table:table-cell>
          <table:table-cell table:number-columns-repeated="254"/>
        </table:table-row>
        <table:table-row table:style-name="ro1">
          <table:table-cell office:value-type="string">
            <text:p>OQ_NUM_PKTS_STORED_REG_2</text:p>
          </table:table-cell>
          <table:table-cell office:value-type="string">
            <text:p>Gives the total number of packets ever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DROPPED_REG_2</text:p>
          </table:table-cell>
          <table:table-cell office:value-type="string">
            <text:p>Gives the total number of packets dropped from the queue because the queue was full on arrival</text:p>
          </table:table-cell>
          <table:table-cell table:number-columns-repeated="254"/>
        </table:table-row>
        <table:table-row table:style-name="ro1">
          <table:table-cell office:value-type="string">
            <text:p>OQ_NUM_PKT_BYTES_REMOVED_REG_2</text:p>
          </table:table-cell>
          <table:table-cell office:value-type="string">
            <text:p>Gives the total number of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REMOVED_REG_2</text:p>
          </table:table-cell>
          <table:table-cell office:value-type="string">
            <text:p>Gives the total number of overhead (module header)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REMOVED_REG_2</text:p>
          </table:table-cell>
          <table:table-cell office:value-type="string">
            <text:p>Gives the total number of packet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ADDRESS_HI_REG_2</text:p>
          </table:table-cell>
          <table:table-cell office:value-type="string">
            <text:p>Gives/sets the high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ADDRESS_LO_REG_2</text:p>
          </table:table-cell>
          <table:table-cell office:value-type="string">
            <text:p>Gives/sets the low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WR_ADDRESS_REG_2</text:p>
          </table:table-cell>
          <table:table-cell office:value-type="string">
            <text:p>The current write pointer</text:p>
          </table:table-cell>
          <table:table-cell table:number-columns-repeated="254"/>
        </table:table-row>
        <table:table-row table:style-name="ro1">
          <table:table-cell office:value-type="string">
            <text:p>OQ_RD_ADDRESS_REG_2</text:p>
          </table:table-cell>
          <table:table-cell office:value-type="string">
            <text:p>The current read pointer</text:p>
          </table:table-cell>
          <table:table-cell table:number-columns-repeated="254"/>
        </table:table-row>
        <table:table-row table:style-name="ro1">
          <table:table-cell office:value-type="string">
            <text:p>OQ_NUM_PKTS_IN_Q_REG_2</text:p>
          </table:table-cell>
          <table:table-cell office:value-type="string">
            <text:p>Number of packets currently in the queue waiting to be serviced</text:p>
          </table:table-cell>
          <table:table-cell table:number-columns-repeated="254"/>
        </table:table-row>
        <table:table-row table:style-name="ro1">
          <table:table-cell office:value-type="string">
            <text:p>OQ_MAX_PKTS_IN_Q_REG_2</text:p>
          </table:table-cell>
          <table:table-cell office:value-type="string">
            <text:p>Used to limit the number of packets that can be in the queue at any given time</text:p>
          </table:table-cell>
          <table:table-cell table:number-columns-repeated="254"/>
        </table:table-row>
        <table:table-row table:style-name="ro1">
          <table:table-cell office:value-type="string">
            <text:p>OQ_CONTROL_REG_2</text:p>
          </table:table-cell>
          <table:table-cell office:value-type="string">
            <text:p>Control register for the output queu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NUM_WORDS_LEFT_REG_3</text:p>
          </table:table-cell>
          <table:table-cell office:value-type="string">
            <text:p>Gives the space left in the queue in DATA_WIDTH words</text:p>
          </table:table-cell>
          <table:table-cell table:number-columns-repeated="254"/>
        </table:table-row>
        <table:table-row table:style-name="ro1">
          <table:table-cell office:value-type="string">
            <text:p>OQ_NUM_PKT_BYTES_STORED_REG_3</text:p>
          </table:table-cell>
          <table:table-cell office:value-type="string">
            <text:p>Gives the total number of packet bytes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STORED_REG_3</text:p>
          </table:table-cell>
          <table:table-cell office:value-type="string">
            <text:p>Gives the total number of bytes stored in the queue used by module headers</text:p>
          </table:table-cell>
          <table:table-cell table:number-columns-repeated="254"/>
        </table:table-row>
        <table:table-row table:style-name="ro1">
          <table:table-cell office:value-type="string">
            <text:p>OQ_NUM_PKTS_STORED_REG_3</text:p>
          </table:table-cell>
          <table:table-cell office:value-type="string">
            <text:p>Gives the total number of packets ever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DROPPED_REG_3</text:p>
          </table:table-cell>
          <table:table-cell office:value-type="string">
            <text:p>Gives the total number of packets dropped from the queue because the queue was full on arrival</text:p>
          </table:table-cell>
          <table:table-cell table:number-columns-repeated="254"/>
        </table:table-row>
        <table:table-row table:style-name="ro1">
          <table:table-cell office:value-type="string">
            <text:p>OQ_NUM_PKT_BYTES_REMOVED_REG_3</text:p>
          </table:table-cell>
          <table:table-cell office:value-type="string">
            <text:p>Gives the total number of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REMOVED_REG_3</text:p>
          </table:table-cell>
          <table:table-cell office:value-type="string">
            <text:p>Gives the total number of overhead (module header)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REMOVED_REG_3</text:p>
          </table:table-cell>
          <table:table-cell office:value-type="string">
            <text:p>Gives the total number of packet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ADDRESS_HI_REG_3</text:p>
          </table:table-cell>
          <table:table-cell office:value-type="string">
            <text:p>Gives/sets the high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ADDRESS_LO_REG_3</text:p>
          </table:table-cell>
          <table:table-cell office:value-type="string">
            <text:p>Gives/sets the low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WR_ADDRESS_REG_3</text:p>
          </table:table-cell>
          <table:table-cell office:value-type="string">
            <text:p>The current write pointer</text:p>
          </table:table-cell>
          <table:table-cell table:number-columns-repeated="254"/>
        </table:table-row>
        <table:table-row table:style-name="ro1">
          <table:table-cell office:value-type="string">
            <text:p>OQ_RD_ADDRESS_REG_3</text:p>
          </table:table-cell>
          <table:table-cell office:value-type="string">
            <text:p>The current read pointer</text:p>
          </table:table-cell>
          <table:table-cell table:number-columns-repeated="254"/>
        </table:table-row>
        <table:table-row table:style-name="ro1">
          <table:table-cell office:value-type="string">
            <text:p>OQ_NUM_PKTS_IN_Q_REG_3</text:p>
          </table:table-cell>
          <table:table-cell office:value-type="string">
            <text:p>Number of packets currently in the queue waiting to be serviced</text:p>
          </table:table-cell>
          <table:table-cell table:number-columns-repeated="254"/>
        </table:table-row>
        <table:table-row table:style-name="ro1">
          <table:table-cell office:value-type="string">
            <text:p>OQ_MAX_PKTS_IN_Q_REG_3</text:p>
          </table:table-cell>
          <table:table-cell office:value-type="string">
            <text:p>Used to limit the number of packets that can be in the queue at any given time</text:p>
          </table:table-cell>
          <table:table-cell table:number-columns-repeated="254"/>
        </table:table-row>
        <table:table-row table:style-name="ro1">
          <table:table-cell office:value-type="string">
            <text:p>OQ_CONTROL_REG_3</text:p>
          </table:table-cell>
          <table:table-cell office:value-type="string">
            <text:p>Control register for the output queu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NUM_WORDS_LEFT_REG_4</text:p>
          </table:table-cell>
          <table:table-cell office:value-type="string">
            <text:p>Gives the space left in the queue in DATA_WIDTH words</text:p>
          </table:table-cell>
          <table:table-cell table:number-columns-repeated="254"/>
        </table:table-row>
        <table:table-row table:style-name="ro1">
          <table:table-cell office:value-type="string">
            <text:p>OQ_NUM_PKT_BYTES_STORED_REG_4</text:p>
          </table:table-cell>
          <table:table-cell office:value-type="string">
            <text:p>Gives the total number of packet bytes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STORED_REG_4</text:p>
          </table:table-cell>
          <table:table-cell office:value-type="string">
            <text:p>Gives the total number of bytes stored in the queue used by module headers</text:p>
          </table:table-cell>
          <table:table-cell table:number-columns-repeated="254"/>
        </table:table-row>
        <table:table-row table:style-name="ro1">
          <table:table-cell office:value-type="string">
            <text:p>OQ_NUM_PKTS_STORED_REG_4</text:p>
          </table:table-cell>
          <table:table-cell office:value-type="string">
            <text:p>Gives the total number of packets ever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DROPPED_REG_4</text:p>
          </table:table-cell>
          <table:table-cell office:value-type="string">
            <text:p>Gives the total number of packets dropped from the queue because the queue was full on arrival</text:p>
          </table:table-cell>
          <table:table-cell table:number-columns-repeated="254"/>
        </table:table-row>
        <table:table-row table:style-name="ro1">
          <table:table-cell office:value-type="string">
            <text:p>OQ_NUM_PKT_BYTES_REMOVED_REG_4</text:p>
          </table:table-cell>
          <table:table-cell office:value-type="string">
            <text:p>Gives the total number of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REMOVED_REG_4</text:p>
          </table:table-cell>
          <table:table-cell office:value-type="string">
            <text:p>Gives the total number of overhead (module header)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REMOVED_REG_4</text:p>
          </table:table-cell>
          <table:table-cell office:value-type="string">
            <text:p>Gives the total number of packet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ADDRESS_HI_REG_4</text:p>
          </table:table-cell>
          <table:table-cell office:value-type="string">
            <text:p>Gives/sets the high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ADDRESS_LO_REG_4</text:p>
          </table:table-cell>
          <table:table-cell office:value-type="string">
            <text:p>Gives/sets the low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WR_ADDRESS_REG_4</text:p>
          </table:table-cell>
          <table:table-cell office:value-type="string">
            <text:p>The current write pointer</text:p>
          </table:table-cell>
          <table:table-cell table:number-columns-repeated="254"/>
        </table:table-row>
        <table:table-row table:style-name="ro1">
          <table:table-cell office:value-type="string">
            <text:p>OQ_RD_ADDRESS_REG_4</text:p>
          </table:table-cell>
          <table:table-cell office:value-type="string">
            <text:p>The current read pointer</text:p>
          </table:table-cell>
          <table:table-cell table:number-columns-repeated="254"/>
        </table:table-row>
        <table:table-row table:style-name="ro1">
          <table:table-cell office:value-type="string">
            <text:p>OQ_NUM_PKTS_IN_Q_REG_4</text:p>
          </table:table-cell>
          <table:table-cell office:value-type="string">
            <text:p>Number of packets currently in the queue waiting to be serviced</text:p>
          </table:table-cell>
          <table:table-cell table:number-columns-repeated="254"/>
        </table:table-row>
        <table:table-row table:style-name="ro1">
          <table:table-cell office:value-type="string">
            <text:p>OQ_MAX_PKTS_IN_Q_REG_4</text:p>
          </table:table-cell>
          <table:table-cell office:value-type="string">
            <text:p>Used to limit the number of packets that can be in the queue at any given time</text:p>
          </table:table-cell>
          <table:table-cell table:number-columns-repeated="254"/>
        </table:table-row>
        <table:table-row table:style-name="ro1">
          <table:table-cell office:value-type="string">
            <text:p>OQ_CONTROL_REG_4</text:p>
          </table:table-cell>
          <table:table-cell office:value-type="string">
            <text:p>Control register for the output queu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NUM_WORDS_LEFT_REG_5</text:p>
          </table:table-cell>
          <table:table-cell office:value-type="string">
            <text:p>Gives the space left in the queue in DATA_WIDTH words</text:p>
          </table:table-cell>
          <table:table-cell table:number-columns-repeated="254"/>
        </table:table-row>
        <table:table-row table:style-name="ro1">
          <table:table-cell office:value-type="string">
            <text:p>OQ_NUM_PKT_BYTES_STORED_REG_5</text:p>
          </table:table-cell>
          <table:table-cell office:value-type="string">
            <text:p>Gives the total number of packet bytes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STORED_REG_5</text:p>
          </table:table-cell>
          <table:table-cell office:value-type="string">
            <text:p>Gives the total number of bytes stored in the queue used by module headers</text:p>
          </table:table-cell>
          <table:table-cell table:number-columns-repeated="254"/>
        </table:table-row>
        <table:table-row table:style-name="ro1">
          <table:table-cell office:value-type="string">
            <text:p>OQ_NUM_PKTS_STORED_REG_5</text:p>
          </table:table-cell>
          <table:table-cell office:value-type="string">
            <text:p>Gives the total number of packets ever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DROPPED_REG_5</text:p>
          </table:table-cell>
          <table:table-cell office:value-type="string">
            <text:p>Gives the total number of packets dropped from the queue because the queue was full on arrival</text:p>
          </table:table-cell>
          <table:table-cell table:number-columns-repeated="254"/>
        </table:table-row>
        <table:table-row table:style-name="ro1">
          <table:table-cell office:value-type="string">
            <text:p>OQ_NUM_PKT_BYTES_REMOVED_REG_5</text:p>
          </table:table-cell>
          <table:table-cell office:value-type="string">
            <text:p>Gives the total number of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REMOVED_REG_5</text:p>
          </table:table-cell>
          <table:table-cell office:value-type="string">
            <text:p>Gives the total number of overhead (module header)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REMOVED_REG_5</text:p>
          </table:table-cell>
          <table:table-cell office:value-type="string">
            <text:p>Gives the total number of packet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ADDRESS_HI_REG_5</text:p>
          </table:table-cell>
          <table:table-cell office:value-type="string">
            <text:p>Gives/sets the high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ADDRESS_LO_REG_5</text:p>
          </table:table-cell>
          <table:table-cell office:value-type="string">
            <text:p>Gives/sets the low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WR_ADDRESS_REG_5</text:p>
          </table:table-cell>
          <table:table-cell office:value-type="string">
            <text:p>The current write pointer</text:p>
          </table:table-cell>
          <table:table-cell table:number-columns-repeated="254"/>
        </table:table-row>
        <table:table-row table:style-name="ro1">
          <table:table-cell office:value-type="string">
            <text:p>OQ_RD_ADDRESS_REG_5</text:p>
          </table:table-cell>
          <table:table-cell office:value-type="string">
            <text:p>The current read pointer</text:p>
          </table:table-cell>
          <table:table-cell table:number-columns-repeated="254"/>
        </table:table-row>
        <table:table-row table:style-name="ro1">
          <table:table-cell office:value-type="string">
            <text:p>OQ_NUM_PKTS_IN_Q_REG_5</text:p>
          </table:table-cell>
          <table:table-cell office:value-type="string">
            <text:p>Number of packets currently in the queue waiting to be serviced</text:p>
          </table:table-cell>
          <table:table-cell table:number-columns-repeated="254"/>
        </table:table-row>
        <table:table-row table:style-name="ro1">
          <table:table-cell office:value-type="string">
            <text:p>OQ_MAX_PKTS_IN_Q_REG_5</text:p>
          </table:table-cell>
          <table:table-cell office:value-type="string">
            <text:p>Used to limit the number of packets that can be in the queue at any given time</text:p>
          </table:table-cell>
          <table:table-cell table:number-columns-repeated="254"/>
        </table:table-row>
        <table:table-row table:style-name="ro1">
          <table:table-cell office:value-type="string">
            <text:p>OQ_CONTROL_REG_5</text:p>
          </table:table-cell>
          <table:table-cell office:value-type="string">
            <text:p>Control register for the output queu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NUM_WORDS_LEFT_REG_6</text:p>
          </table:table-cell>
          <table:table-cell office:value-type="string">
            <text:p>Gives the space left in the queue in DATA_WIDTH words</text:p>
          </table:table-cell>
          <table:table-cell table:number-columns-repeated="254"/>
        </table:table-row>
        <table:table-row table:style-name="ro1">
          <table:table-cell office:value-type="string">
            <text:p>OQ_NUM_PKT_BYTES_STORED_REG_6</text:p>
          </table:table-cell>
          <table:table-cell office:value-type="string">
            <text:p>Gives the total number of packet bytes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STORED_REG_6</text:p>
          </table:table-cell>
          <table:table-cell office:value-type="string">
            <text:p>Gives the total number of bytes stored in the queue used by module headers</text:p>
          </table:table-cell>
          <table:table-cell table:number-columns-repeated="254"/>
        </table:table-row>
        <table:table-row table:style-name="ro1">
          <table:table-cell office:value-type="string">
            <text:p>OQ_NUM_PKTS_STORED_REG_6</text:p>
          </table:table-cell>
          <table:table-cell office:value-type="string">
            <text:p>Gives the total number of packets ever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DROPPED_REG_6</text:p>
          </table:table-cell>
          <table:table-cell office:value-type="string">
            <text:p>Gives the total number of packets dropped from the queue because the queue was full on arrival</text:p>
          </table:table-cell>
          <table:table-cell table:number-columns-repeated="254"/>
        </table:table-row>
        <table:table-row table:style-name="ro1">
          <table:table-cell office:value-type="string">
            <text:p>OQ_NUM_PKT_BYTES_REMOVED_REG_6</text:p>
          </table:table-cell>
          <table:table-cell office:value-type="string">
            <text:p>Gives the total number of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REMOVED_REG_6</text:p>
          </table:table-cell>
          <table:table-cell office:value-type="string">
            <text:p>Gives the total number of overhead (module header)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REMOVED_REG_6</text:p>
          </table:table-cell>
          <table:table-cell office:value-type="string">
            <text:p>Gives the total number of packet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ADDRESS_HI_REG_6</text:p>
          </table:table-cell>
          <table:table-cell office:value-type="string">
            <text:p>Gives/sets the high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ADDRESS_LO_REG_6</text:p>
          </table:table-cell>
          <table:table-cell office:value-type="string">
            <text:p>Gives/sets the low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WR_ADDRESS_REG_6</text:p>
          </table:table-cell>
          <table:table-cell office:value-type="string">
            <text:p>The current write pointer</text:p>
          </table:table-cell>
          <table:table-cell table:number-columns-repeated="254"/>
        </table:table-row>
        <table:table-row table:style-name="ro1">
          <table:table-cell office:value-type="string">
            <text:p>OQ_RD_ADDRESS_REG_6</text:p>
          </table:table-cell>
          <table:table-cell office:value-type="string">
            <text:p>The current read pointer</text:p>
          </table:table-cell>
          <table:table-cell table:number-columns-repeated="254"/>
        </table:table-row>
        <table:table-row table:style-name="ro1">
          <table:table-cell office:value-type="string">
            <text:p>OQ_NUM_PKTS_IN_Q_REG_6</text:p>
          </table:table-cell>
          <table:table-cell office:value-type="string">
            <text:p>Number of packets currently in the queue waiting to be serviced</text:p>
          </table:table-cell>
          <table:table-cell table:number-columns-repeated="254"/>
        </table:table-row>
        <table:table-row table:style-name="ro1">
          <table:table-cell office:value-type="string">
            <text:p>OQ_MAX_PKTS_IN_Q_REG_6</text:p>
          </table:table-cell>
          <table:table-cell office:value-type="string">
            <text:p>Used to limit the number of packets that can be in the queue at any given time</text:p>
          </table:table-cell>
          <table:table-cell table:number-columns-repeated="254"/>
        </table:table-row>
        <table:table-row table:style-name="ro1">
          <table:table-cell office:value-type="string">
            <text:p>OQ_CONTROL_REG_6</text:p>
          </table:table-cell>
          <table:table-cell office:value-type="string">
            <text:p>Control register for the output queu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OQ_NUM_WORDS_LEFT_REG_7</text:p>
          </table:table-cell>
          <table:table-cell office:value-type="string">
            <text:p>Gives the space left in the queue in DATA_WIDTH words</text:p>
          </table:table-cell>
          <table:table-cell table:number-columns-repeated="254"/>
        </table:table-row>
        <table:table-row table:style-name="ro1">
          <table:table-cell office:value-type="string">
            <text:p>OQ_NUM_PKT_BYTES_STORED_REG_7</text:p>
          </table:table-cell>
          <table:table-cell office:value-type="string">
            <text:p>Gives the total number of packet bytes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STORED_REG_7</text:p>
          </table:table-cell>
          <table:table-cell office:value-type="string">
            <text:p>Gives the total number of bytes stored in the queue used by module headers</text:p>
          </table:table-cell>
          <table:table-cell table:number-columns-repeated="254"/>
        </table:table-row>
        <table:table-row table:style-name="ro1">
          <table:table-cell office:value-type="string">
            <text:p>OQ_NUM_PKTS_STORED_REG_7</text:p>
          </table:table-cell>
          <table:table-cell office:value-type="string">
            <text:p>Gives the total number of packets ever stored in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DROPPED_REG_7</text:p>
          </table:table-cell>
          <table:table-cell office:value-type="string">
            <text:p>Gives the total number of packets dropped from the queue because the queue was full on arrival</text:p>
          </table:table-cell>
          <table:table-cell table:number-columns-repeated="254"/>
        </table:table-row>
        <table:table-row table:style-name="ro1">
          <table:table-cell office:value-type="string">
            <text:p>OQ_NUM_PKT_BYTES_REMOVED_REG_7</text:p>
          </table:table-cell>
          <table:table-cell office:value-type="string">
            <text:p>Gives the total number of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OVERHEAD_BYTES_REMOVED_REG_7</text:p>
          </table:table-cell>
          <table:table-cell office:value-type="string">
            <text:p>Gives the total number of overhead (module header) byte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NUM_PKTS_REMOVED_REG_7</text:p>
          </table:table-cell>
          <table:table-cell office:value-type="string">
            <text:p>Gives the total number of packets sent from the queue</text:p>
          </table:table-cell>
          <table:table-cell table:number-columns-repeated="254"/>
        </table:table-row>
        <table:table-row table:style-name="ro1">
          <table:table-cell office:value-type="string">
            <text:p>OQ_ADDRESS_HI_REG_7</text:p>
          </table:table-cell>
          <table:table-cell office:value-type="string">
            <text:p>Gives/sets the high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ADDRESS_LO_REG_7</text:p>
          </table:table-cell>
          <table:table-cell office:value-type="string">
            <text:p>Gives/sets the low address of the circular buffer in memory</text:p>
          </table:table-cell>
          <table:table-cell table:number-columns-repeated="254"/>
        </table:table-row>
        <table:table-row table:style-name="ro1">
          <table:table-cell office:value-type="string">
            <text:p>OQ_WR_ADDRESS_REG_7</text:p>
          </table:table-cell>
          <table:table-cell office:value-type="string">
            <text:p>The current write pointer</text:p>
          </table:table-cell>
          <table:table-cell table:number-columns-repeated="254"/>
        </table:table-row>
        <table:table-row table:style-name="ro1">
          <table:table-cell office:value-type="string">
            <text:p>OQ_RD_ADDRESS_REG_7</text:p>
          </table:table-cell>
          <table:table-cell office:value-type="string">
            <text:p>The current read pointer</text:p>
          </table:table-cell>
          <table:table-cell table:number-columns-repeated="254"/>
        </table:table-row>
        <table:table-row table:style-name="ro1">
          <table:table-cell office:value-type="string">
            <text:p>OQ_NUM_PKTS_IN_Q_REG_7</text:p>
          </table:table-cell>
          <table:table-cell office:value-type="string">
            <text:p>Number of packets currently in the queue waiting to be serviced</text:p>
          </table:table-cell>
          <table:table-cell table:number-columns-repeated="254"/>
        </table:table-row>
        <table:table-row table:style-name="ro1">
          <table:table-cell office:value-type="string">
            <text:p>OQ_MAX_PKTS_IN_Q_REG_7</text:p>
          </table:table-cell>
          <table:table-cell office:value-type="string">
            <text:p>Used to limit the number of packets that can be in the queue at any given time</text:p>
          </table:table-cell>
          <table:table-cell table:number-columns-repeated="254"/>
        </table:table-row>
        <table:table-row table:style-name="ro1">
          <table:table-cell office:value-type="string">
            <text:p>OQ_CONTROL_REG_7</text:p>
          </table:table-cell>
          <table:table-cell office:value-type="string">
            <text:p>Control register for the output queue</text:p>
          </table:table-cell>
          <table:table-cell table:number-columns-repeated="254"/>
        </table:table-row>
        <table:table-row table:style-name="ro2" table:number-rows-repeated="652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en" style:country-asian="US" style:font-name-complex="Arial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7">05/17/2007</text:date>, <text:time>17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ad Naous</meta:initial-creator>
    <meta:creation-date>2007-05-17T14:31:58</meta:creation-date>
    <dc:creator>Jad Naous</dc:creator>
    <dc:date>2007-05-17T17:15:45</dc:date>
    <dc:language>en-US</dc:language>
    <meta:editing-cycles>8</meta:editing-cycles>
    <meta:editing-duration>PT1H22M46S</meta:editing-duration>
    <meta:user-defined meta:name="Info 1"/>
    <meta:user-defined meta:name="Info 2"/>
    <meta:user-defined meta:name="Info 3"/>
    <meta:user-defined meta:name="Info 4"/>
    <meta:document-statistic meta:table-count="3" meta:cell-count="609"/>
  </office:meta>
</office:document-meta>
</file>